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0ff72c9f" style:font-name-asian="標楷體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0ff0fd1" style:font-name-asian="標楷體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0fdb202" style:font-name-asian="標楷體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c9ef5f6" style:font-name-asian="標楷體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dceb429" style:font-name-asian="標楷體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dd22513" style:font-name-asian="標楷體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dd051c9" style:font-name-asian="標楷體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dcf8e10" style:font-name-asian="標楷體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cc30cd8" style:font-name-asian="標楷體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cddf457" style:font-name-asian="標楷體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ce1bef6" style:font-name-asian="標楷體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dffe900" style:font-name-asian="標楷體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dff809a" style:font-name-asian="標楷體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04d003" style:font-name-asian="標楷體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03026e" style:font-name-asian="標楷體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06f37d" style:font-name-asian="標楷體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0b357f" style:font-name-asian="標楷體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f006047" style:font-name-asian="標楷體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f028560" style:font-name-asian="標楷體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f130dff" style:font-name-asian="標楷體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f3901f4" style:font-name-asian="標楷體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f14aa3e" style:font-name-asian="標楷體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f1b28ec" style:font-name-asian="標楷體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f74fe5d" style:font-name-asian="標楷體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f7a8a4e" style:font-name-asian="標楷體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f792370" style:font-name-asian="標楷體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f77afc4" style:font-name-asian="標楷體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f808f5e" style:font-name-asian="標楷體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f80dd1e" style:font-name-asian="標楷體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f883ffb" style:font-name-asian="標楷體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0d63105" style:font-name-asian="標楷體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f96b427" style:font-name-asian="標楷體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0dec254" style:font-name-asian="標楷體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f9dc3ac" style:font-name-asian="標楷體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f37706c" style:font-name-asian="標楷體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de8ed4b" style:font-name-asian="標楷體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ddf1886" style:font-name-asian="標楷體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ab343b" style:font-name-asian="標楷體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8b09f0" style:font-name-asian="標楷體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a0bb02" style:font-name-asian="標楷體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ad29e5" style:font-name-asian="標楷體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afb9b5" style:font-name-asian="標楷體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b1400c" style:font-name-asian="標楷體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bd2b1c" style:font-name-asian="標楷體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dba00d" style:font-name-asian="標楷體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f18c65" style:font-name-asian="標楷體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f4e7db" style:font-name-asian="標楷體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f65755" style:font-name-asian="標楷體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c736f7" style:font-name-asian="標楷體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caa329" style:font-name-asian="標楷體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efc3f9" style:font-name-asian="標楷體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119065" style:font-name-asian="標楷體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18ff52" style:font-name-asian="標楷體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1cbbd5b6" officeooo:paragraph-rsid="1cbbd5b6" style:font-name-asian="標楷體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1cbbd5b6" officeooo:paragraph-rsid="1df03c76" style:font-name-asian="標楷體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1cbbd5b6" officeooo:paragraph-rsid="1df1ca7d" style:font-name-asian="標楷體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1cbbd5b6" officeooo:paragraph-rsid="1df680cc" style:font-name-asian="標楷體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ce40ca0" style:font-name-asian="標楷體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fc6250b" style:font-name-asian="標楷體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fb4ed6d" style:font-name-asian="標楷體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2021a282" style:font-name-asian="標楷體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cf7c798" style:font-name-asian="標楷體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cfbfadb" style:font-name-asian="標楷體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28cf30" style:font-name-asian="標楷體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2dadc1" style:font-name-asian="標楷體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3ab1d9" style:font-name-asian="標楷體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50e6b5" style:font-name-asian="標楷體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54503c" style:font-name-asian="標楷體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56cc7b" style:font-name-asian="標楷體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5788f2" style:font-name-asian="標楷體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57c9a5" style:font-name-asian="標楷體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609746" style:font-name-asian="標楷體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63c754" style:font-name-asian="標楷體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667463" style:font-name-asian="標楷體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6dc740" style:font-name-asian="標楷體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72f85a" style:font-name-asian="標楷體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7984c5" style:font-name-asian="標楷體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b723de" style:font-name-asian="標楷體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912f0d" style:font-name-asian="標楷體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765e16" style:font-name-asian="標楷體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7b3878" style:font-name-asian="標楷體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9f1f9b" style:font-name-asian="標楷體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a69511" style:font-name-asian="標楷體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a0ae34" style:font-name-asian="標楷體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352872" style:font-name-asian="標楷體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355377" style:font-name-asian="標楷體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d4420cd" style:font-name-asian="標楷體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1ce40ca0" officeooo:paragraph-rsid="1e18ff52" style:font-name-asian="標楷體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1e19a106" officeooo:paragraph-rsid="1e19a106" style:font-name-asian="標楷體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2360ab" style:font-name-asian="標楷體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8ea74a" style:font-name-asian="標楷體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90ac35" style:font-name-asian="標楷體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bd3beb" style:font-name-asian="標楷體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2574a8" style:font-name-asian="標楷體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26e2fb" style:font-name-asian="標楷體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2d7896" style:font-name-asian="標楷體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3658ec" style:font-name-asian="標楷體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3a89f8" style:font-name-asian="標楷體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3e4e2f" style:font-name-asian="標楷體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388c31" style:font-name-asian="標楷體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936175" style:font-name-asian="標楷體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40ec4c" style:font-name-asian="標楷體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97b66e" style:font-name-asian="標楷體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41f122" style:font-name-asian="標楷體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3f16f9" style:font-name-asian="標楷體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961df6" style:font-name-asian="標楷體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41fc90" style:font-name-asian="標楷體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7104f4" style:font-name-asian="標楷體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44db3c" style:font-name-asian="標楷體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4daff7" style:font-name-asian="標楷體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4f13b3" style:font-name-asian="標楷體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4cb6bd" style:font-name-asian="標楷體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4f872b" style:font-name-asian="標楷體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784173" style:font-name-asian="標楷體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78bcd9" style:font-name-asian="標楷體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7a1f1e" style:font-name-asian="標楷體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81f003" style:font-name-asian="標楷體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7f12c2" style:font-name-asian="標楷體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836604" style:font-name-asian="標楷體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840e3a" style:font-name-asian="標楷體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70d5eb" style:font-name-asian="標楷體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523311" style:font-name-asian="標楷體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a44822" style:font-name-asian="標楷體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a7a720" style:font-name-asian="標楷體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53494d" style:font-name-asian="標楷體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5af08f" style:font-name-asian="標楷體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5baac7" style:font-name-asian="標楷體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5db46a" style:font-name-asian="標楷體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8c45f2" style:font-name-asian="標楷體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8adb82" style:font-name-asian="標楷體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88cbd0" style:font-name-asian="標楷體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ab28ea" style:font-name-asian="標楷體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13fbfca5" officeooo:paragraph-rsid="20ac70fe" style:font-name-asian="標楷體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c9ef5f6" style:font-name-asian="Liberation Serif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 style:list-style-name="L1">
      <style:text-properties fo:color="#333333" style:font-name="標楷體" fo:font-size="17pt" style:text-underline-style="none" fo:font-weight="bold" officeooo:rsid="17cb7444" officeooo:paragraph-rsid="1f272e22" style:font-name-asian="標楷體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 style:list-style-name="L1">
      <style:text-properties fo:color="#333333" style:font-name="標楷體" fo:font-size="17pt" style:text-underline-style="none" fo:font-weight="bold" officeooo:rsid="17cb7444" officeooo:paragraph-rsid="1f2cae30" style:font-name-asian="標楷體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標楷體" fo:font-size="17pt" style:text-underline-style="none" fo:font-weight="bold" officeooo:rsid="17cb7444" officeooo:paragraph-rsid="1e9e786e" style:font-name-asian="標楷體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標楷體" fo:font-size="17pt" style:text-underline-style="none" fo:font-weight="bold" officeooo:rsid="17cb7444" officeooo:paragraph-rsid="1e9a1a6b" style:font-name-asian="標楷體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333333" style:font-name="標楷體" fo:font-size="17pt" style:text-underline-style="none" fo:font-weight="bold" officeooo:rsid="17cb7444" officeooo:paragraph-rsid="1eb1482f" style:font-name-asian="標楷體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333333" style:font-name="標楷體" fo:font-size="17pt" style:text-underline-style="none" fo:font-weight="bold" officeooo:rsid="17cb7444" officeooo:paragraph-rsid="1e119065" style:font-name-asian="標楷體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f006047" style:font-name-asian="標楷體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f4d32c6" style:font-name-asian="標楷體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f4ffb6e" style:font-name-asian="標楷體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f50240e" style:font-name-asian="標楷體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f517bf0" style:font-name-asian="標楷體" style:font-size-asian="17pt" style:language-asian="zh" style:country-asian="TW" style:font-weight-asian="bold" style:font-size-complex="17pt" style:font-weight-complex="bold"/>
    </style:style>
    <style:style style:name="P146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f646c87" style:font-name-asian="標楷體" style:font-size-asian="17pt" style:language-asian="zh" style:country-asian="TW" style:font-weight-asian="bold" style:font-size-complex="17pt" style:font-weight-complex="bold"/>
    </style:style>
    <style:style style:name="P147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f5b337f" style:font-name-asian="標楷體" style:font-size-asian="17pt" style:language-asian="zh" style:country-asian="TW" style:font-weight-asian="bold" style:font-size-complex="17pt" style:font-weight-complex="bold"/>
    </style:style>
    <style:style style:name="P148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f6821af" style:font-name-asian="標楷體" style:font-size-asian="17pt" style:language-asian="zh" style:country-asian="TW" style:font-weight-asian="bold" style:font-size-complex="17pt" style:font-weight-complex="bold"/>
    </style:style>
    <style:style style:name="P149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f6b0ba8" style:font-name-asian="標楷體" style:font-size-asian="17pt" style:language-asian="zh" style:country-asian="TW" style:font-weight-asian="bold" style:font-size-complex="17pt" style:font-weight-complex="bold"/>
    </style:style>
    <style:style style:name="P150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f6c98fd" style:font-name-asian="標楷體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f3b5793" style:font-name-asian="標楷體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333333" style:font-name="標楷體" fo:font-size="17pt" style:text-underline-style="none" fo:font-weight="bold" officeooo:rsid="1ce40ca0" officeooo:paragraph-rsid="1facdcef" style:font-name-asian="標楷體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333333" style:font-name="標楷體" fo:font-size="17pt" style:text-underline-style="none" fo:font-weight="bold" officeooo:rsid="1ce40ca0" officeooo:paragraph-rsid="1fb0925f" style:font-name-asian="標楷體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 style:list-style-name="L1">
      <style:text-properties fo:color="#333333" style:font-name="標楷體" fo:font-size="17pt" style:text-underline-style="none" fo:font-weight="bold" officeooo:rsid="1ce40ca0" officeooo:paragraph-rsid="1fb24374" style:font-name-asian="標楷體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 style:list-style-name="L1">
      <style:text-properties fo:color="#333333" style:font-name="標楷體" fo:font-size="17pt" style:text-underline-style="none" fo:font-weight="bold" officeooo:rsid="1ce40ca0" officeooo:paragraph-rsid="1fb591a6" style:font-name-asian="標楷體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 style:list-style-name="L1">
      <style:text-properties fo:color="#333333" style:font-name="標楷體" fo:font-size="17pt" style:text-underline-style="none" fo:font-weight="bold" officeooo:rsid="1ce40ca0" officeooo:paragraph-rsid="1fbd1a8f" style:font-name-asian="標楷體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 style:list-style-name="L1">
      <style:text-properties fo:color="#333333" style:font-name="標楷體" fo:font-size="17pt" style:text-underline-style="none" fo:font-weight="bold" officeooo:rsid="1ce40ca0" officeooo:paragraph-rsid="1fb4ed6d" style:font-name-asian="標楷體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 style:list-style-name="L1">
      <style:text-properties fo:color="#333333" style:font-name="標楷體" fo:font-size="17pt" style:text-underline-style="none" fo:font-weight="bold" officeooo:rsid="1ce40ca0" officeooo:paragraph-rsid="1fd675c3" style:font-name-asian="標楷體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 style:list-style-name="L1">
      <style:text-properties fo:color="#333333" style:font-name="標楷體" fo:font-size="17pt" style:text-underline-style="none" fo:font-weight="bold" officeooo:rsid="1ce40ca0" officeooo:paragraph-rsid="1fd7d4b8" style:font-name-asian="標楷體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 style:list-style-name="L1">
      <style:text-properties fo:color="#333333" style:font-name="標楷體" fo:font-size="17pt" style:text-underline-style="none" fo:font-weight="bold" officeooo:rsid="1ce40ca0" officeooo:paragraph-rsid="2018a534" style:font-name-asian="標楷體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 style:list-style-name="L1">
      <style:text-properties fo:color="#333333" style:font-name="標楷體" fo:font-size="17pt" style:text-underline-style="none" fo:font-weight="bold" officeooo:rsid="1ce40ca0" officeooo:paragraph-rsid="201783d9" style:font-name-asian="標楷體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標楷體" fo:font-size="17pt" style:text-underline-style="none" fo:font-weight="bold" officeooo:rsid="1ce40ca0" officeooo:paragraph-rsid="2018680e" style:font-name-asian="標楷體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標楷體" fo:font-size="17pt" style:text-underline-style="none" fo:font-weight="bold" officeooo:rsid="1ce40ca0" officeooo:paragraph-rsid="1d1af31e" style:font-name-asian="標楷體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標楷體" fo:font-size="17pt" style:text-underline-style="none" fo:font-weight="bold" officeooo:rsid="1ce40ca0" officeooo:paragraph-rsid="1d19251f" style:font-name-asian="標楷體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標楷體" fo:font-size="17pt" style:text-underline-style="none" fo:font-weight="bold" officeooo:rsid="1ce40ca0" officeooo:paragraph-rsid="1d28cf30" style:font-name-asian="標楷體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標楷體" fo:font-size="17pt" style:text-underline-style="none" fo:font-weight="bold" officeooo:rsid="1cfea0ae" officeooo:paragraph-rsid="1cfea0ae" style:font-name-asian="標楷體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標楷體" fo:font-size="17pt" style:text-underline-style="none" fo:font-weight="bold" officeooo:rsid="1cfea0ae" officeooo:paragraph-rsid="1d05fa98" style:font-name-asian="標楷體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標楷體" fo:font-size="17pt" style:text-underline-style="none" fo:font-weight="bold" officeooo:rsid="1cfea0ae" officeooo:paragraph-rsid="1d28cf30" style:font-name-asian="標楷體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標楷體" fo:font-size="17pt" style:text-underline-style="none" fo:font-weight="bold" officeooo:rsid="1d0bd6d9" officeooo:paragraph-rsid="1cfea0ae" style:font-name-asian="標楷體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標楷體" fo:font-size="17pt" style:text-underline-style="none" fo:font-weight="bold" officeooo:rsid="1d0bd6d9" officeooo:paragraph-rsid="1d185764" style:font-name-asian="標楷體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119065" style:font-name-asian="標楷體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159d85" style:font-name-asian="標楷體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19a106" style:font-name-asian="標楷體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28433f" style:font-name-asian="標楷體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2f5d63" style:font-name-asian="標楷體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3ba923" style:font-name-asian="標楷體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1c5c93" style:font-name-asian="標楷體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39ead7" style:font-name-asian="標楷體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51b824" style:font-name-asian="標楷體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3e1c4a" style:font-name-asian="標楷體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52d89b" style:font-name-asian="標楷體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54b133" style:font-name-asian="標楷體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5518e9" style:font-name-asian="標楷體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598ca0" style:font-name-asian="標楷體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66d082" style:font-name-asian="標楷體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741a8d" style:font-name-asian="標楷體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7c712a" style:font-name-asian="標楷體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7dfbc4" style:font-name-asian="標楷體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7bd06e" style:font-name-asian="標楷體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79f4f4" style:font-name-asian="標楷體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e790a8f" style:font-name-asian="標楷體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f72597d" style:font-name-asian="標楷體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1f73229d" style:font-name-asian="標楷體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 style:list-style-name="L1">
      <style:text-properties fo:color="#333333" style:font-name="標楷體" fo:font-size="17pt" style:text-underline-style="none" fo:font-weight="bold" officeooo:rsid="1e15bc39" officeooo:paragraph-rsid="1e119065" style:font-name-asian="標楷體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 style:list-style-name="L1">
      <style:text-properties fo:color="#333333" style:font-name="標楷體" fo:font-size="17pt" style:text-underline-style="none" fo:font-weight="bold" officeooo:rsid="1e1613e4" officeooo:paragraph-rsid="1e119065" style:font-name-asian="標楷體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4daff7" style:font-name-asian="標楷體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4f4a88" style:font-name-asian="標楷體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4cb6bd" style:font-name-asian="標楷體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4f872b" style:font-name-asian="標楷體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75fb7a" style:font-name-asian="標楷體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784173" style:font-name-asian="標楷體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76bf3b" style:font-name-asian="標楷體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7ba460" style:font-name-asian="標楷體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7f12c2" style:font-name-asian="標楷體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83f572" style:font-name-asian="標楷體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70d5eb" style:font-name-asian="標楷體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523311" style:font-name-asian="標楷體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9f7f73" style:font-name-asian="標楷體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a44822" style:font-name-asian="標楷體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a7a720" style:font-name-asian="標楷體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8adb82" style:font-name-asian="標楷體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a81f1e" style:font-name-asian="標楷體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53494d" style:font-name-asian="標楷體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5af08f" style:font-name-asian="標楷體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5baac7" style:font-name-asian="標楷體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5db46a" style:font-name-asian="標楷體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8c45f2" style:font-name-asian="標楷體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617474" style:font-name-asian="標楷體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c0b862" style:font-name-asian="標楷體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 style:list-style-name="L1">
      <style:text-properties fo:color="#333333" style:font-name="標楷體" fo:font-size="17pt" style:text-underline-style="none" fo:font-weight="bold" officeooo:rsid="2041fc90" officeooo:paragraph-rsid="20aa0f27" style:font-name-asian="標楷體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 style:list-style-name="L1">
      <style:text-properties fo:color="#333333" style:font-name="標楷體" fo:font-size="17pt" style:text-underline-style="none" fo:font-weight="bold" officeooo:rsid="206f3e3c" officeooo:paragraph-rsid="20ac70fe" style:font-name-asian="標楷體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 style:list-style-name="L1">
      <style:text-properties fo:color="#333333" style:font-name="標楷體" fo:font-size="17pt" style:text-underline-style="none" fo:font-weight="bold" officeooo:rsid="206f3e3c" officeooo:paragraph-rsid="20b8eb0d" style:font-name-asian="標楷體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 style:list-style-name="L1">
      <style:text-properties fo:color="#333333" style:font-name="標楷體" officeooo:rsid="1cfa4a2c" officeooo:paragraph-rsid="1cfea0ae" style:font-name-asian="標楷體"/>
    </style:style>
    <style:style style:name="P224" style:family="paragraph" style:parent-style-name="Standard" style:list-style-name="L1">
      <style:text-properties fo:color="#333333" officeooo:paragraph-rsid="1ce40ca0"/>
    </style:style>
    <style:style style:name="P225" style:family="paragraph" style:parent-style-name="Standard" style:list-style-name="L1">
      <style:text-properties fo:color="#333333" officeooo:paragraph-rsid="1cf7c798"/>
    </style:style>
    <style:style style:name="P226" style:family="paragraph" style:parent-style-name="Standard" style:list-style-name="L1">
      <style:text-properties fo:color="#333333" officeooo:paragraph-rsid="1d0b1806"/>
    </style:style>
    <style:style style:name="P227" style:family="paragraph" style:parent-style-name="Standard" style:list-style-name="L1">
      <style:text-properties fo:color="#333333" officeooo:rsid="1cf8c8d9" officeooo:paragraph-rsid="1cf8c8d9"/>
    </style:style>
    <style:style style:name="P228" style:family="paragraph" style:parent-style-name="Standard" style:list-style-name="L1">
      <style:text-properties fo:color="#333333" officeooo:rsid="1cfa4a2c" officeooo:paragraph-rsid="1cfa4a2c"/>
    </style:style>
    <style:style style:name="P229" style:family="paragraph" style:parent-style-name="Standard" style:list-style-name="L1">
      <style:text-properties fo:color="#333333" officeooo:rsid="1cfa4a2c" officeooo:paragraph-rsid="1d1ccaad"/>
    </style:style>
    <style:style style:name="P230" style:family="paragraph" style:parent-style-name="Standard" style:list-style-name="L1">
      <style:text-properties fo:color="#333333" officeooo:rsid="1cfa4a2c" officeooo:paragraph-rsid="1cfbfadb"/>
    </style:style>
    <style:style style:name="P231" style:family="paragraph" style:parent-style-name="Standard" style:list-style-name="L1">
      <style:text-properties fo:color="#333333" officeooo:rsid="1cfa4a2c" officeooo:paragraph-rsid="1d089de7"/>
    </style:style>
    <style:style style:name="P232" style:family="paragraph" style:parent-style-name="Standard" style:list-style-name="L1">
      <style:text-properties fo:color="#333333" officeooo:rsid="1cfa4a2c" officeooo:paragraph-rsid="1d28cf30"/>
    </style:style>
    <style:style style:name="P233" style:family="paragraph" style:parent-style-name="Standard" style:list-style-name="L1">
      <style:text-properties fo:color="#333333" officeooo:rsid="1cfa4a2c" officeooo:paragraph-rsid="1d68505a"/>
    </style:style>
    <style:style style:name="P234" style:family="paragraph" style:parent-style-name="Standard" style:list-style-name="L1">
      <style:text-properties fo:color="#333333" officeooo:rsid="1cfa4a2c" officeooo:paragraph-rsid="1d6cf66c"/>
    </style:style>
    <style:style style:name="P235" style:family="paragraph" style:parent-style-name="Standard" style:list-style-name="L1">
      <style:text-properties fo:color="#333333" officeooo:rsid="1cfa4a2c" officeooo:paragraph-rsid="1d6dc740"/>
    </style:style>
    <style:style style:name="P236" style:family="paragraph" style:parent-style-name="Standard" style:list-style-name="L1">
      <style:text-properties fo:color="#333333" officeooo:rsid="1cfa4a2c" officeooo:paragraph-rsid="1db039b4"/>
    </style:style>
    <style:style style:name="P237" style:family="paragraph" style:parent-style-name="Standard" style:list-style-name="L1">
      <style:text-properties fo:color="#333333" officeooo:rsid="1cfa4a2c" officeooo:paragraph-rsid="1db190a7"/>
    </style:style>
    <style:style style:name="P238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ce40ca0" officeooo:paragraph-rsid="1ce40ca0" style:font-name-asian="標楷體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ce40ca0" officeooo:paragraph-rsid="1d870044" style:font-name-asian="標楷體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e1c5c93" officeooo:paragraph-rsid="1e3ba923" style:font-name-asian="標楷體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 style:list-style-name="L1">
      <style:text-properties style:use-window-font-color="true" officeooo:rsid="1cfa4a2c" officeooo:paragraph-rsid="1d2dadc1"/>
    </style:style>
    <style:style style:name="P242" style:family="paragraph" style:parent-style-name="Standard" style:list-style-name="L1">
      <style:text-properties style:use-window-font-color="true" officeooo:rsid="1cfa4a2c" officeooo:paragraph-rsid="1d54503c"/>
    </style:style>
    <style:style style:name="P243" style:family="paragraph" style:parent-style-name="Standard" style:list-style-name="L1">
      <style:text-properties style:use-window-font-color="true" officeooo:rsid="1cfa4a2c" officeooo:paragraph-rsid="1daa52ec"/>
    </style:style>
    <style:style style:name="P244" style:family="paragraph" style:parent-style-name="Standard" style:list-style-name="L1">
      <style:text-properties style:use-window-font-color="true" officeooo:rsid="1cfa4a2c" officeooo:paragraph-rsid="1daa6d5d"/>
    </style:style>
    <style:style style:name="P245" style:family="paragraph" style:parent-style-name="Standard" style:list-style-name="L1">
      <style:text-properties fo:color="#1c1c1c" style:font-name="標楷體" fo:font-size="17pt" style:text-underline-style="none" fo:font-weight="bold" officeooo:rsid="1e119065" officeooo:paragraph-rsid="1f742fd4" style:font-name-asian="標楷體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1c1c1c" style:font-name="標楷體" fo:font-size="17pt" style:text-underline-style="none" fo:font-weight="bold" officeooo:rsid="2041fc90" officeooo:paragraph-rsid="20c0b862" style:font-name-asian="標楷體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paragraph-properties fo:break-before="page"/>
      <style:text-properties fo:color="#333333" style:font-name="Liberation Serif" fo:font-size="17pt" style:text-underline-style="none" fo:font-weight="bold" officeooo:rsid="1cbbd5b6" officeooo:paragraph-rsid="1df48507" style:font-name-asian="標楷體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paragraph-properties fo:break-before="page"/>
      <style:text-properties fo:color="#333333" style:font-name="標楷體" fo:font-size="17pt" style:text-underline-style="none" fo:font-weight="bold" officeooo:rsid="1cfea0ae" officeooo:paragraph-rsid="1d0bb278" style:font-name-asian="標楷體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-asian="標楷體"/>
    </style:style>
    <style:style style:name="T2" style:family="text">
      <style:text-properties style:font-name="標楷體"/>
    </style:style>
    <style:style style:name="T3" style:family="text">
      <style:text-properties style:font-name="標楷體" style:font-name-asian="標楷體"/>
    </style:style>
    <style:style style:name="T4" style:family="text">
      <style:text-properties style:font-name="標楷體" officeooo:rsid="1e119065" style:font-name-asian="標楷體"/>
    </style:style>
    <style:style style:name="T5" style:family="text">
      <style:text-properties style:font-name="標楷體" officeooo:rsid="1e15bc39" style:font-name-asian="標楷體"/>
    </style:style>
    <style:style style:name="T6" style:family="text">
      <style:text-properties style:font-name="標楷體" officeooo:rsid="1e1613e4" style:font-name-asian="標楷體"/>
    </style:style>
    <style:style style:name="T7" style:family="text">
      <style:text-properties style:font-name="標楷體" officeooo:rsid="1e1bba1d" style:font-name-asian="標楷體"/>
    </style:style>
    <style:style style:name="T8" style:family="text">
      <style:text-properties style:font-name="標楷體" officeooo:rsid="1f808f5e" style:font-name-asian="標楷體"/>
    </style:style>
    <style:style style:name="T9" style:family="text">
      <style:text-properties style:font-name="標楷體" officeooo:rsid="1f8dd0d7" style:font-name-asian="標楷體"/>
    </style:style>
    <style:style style:name="T10" style:family="text">
      <style:text-properties style:font-name="標楷體" officeooo:rsid="1fc6250b" style:font-name-asian="標楷體"/>
    </style:style>
    <style:style style:name="T11" style:family="text">
      <style:text-properties style:font-name="標楷體" officeooo:rsid="23c8be6e" style:font-name-asian="標楷體"/>
    </style:style>
    <style:style style:name="T12" style:family="text">
      <style:text-properties style:font-name="標楷體" officeooo:rsid="2025ded2" style:font-name-asian="標楷體"/>
    </style:style>
    <style:style style:name="T13" style:family="text">
      <style:text-properties style:font-name="標楷體" officeooo:rsid="2041fc90" style:font-name-asian="標楷體"/>
    </style:style>
    <style:style style:name="T14" style:family="text">
      <style:text-properties style:font-name="標楷體" officeooo:rsid="204cb6bd" style:font-name-asian="標楷體"/>
    </style:style>
    <style:style style:name="T15" style:family="text">
      <style:text-properties style:font-name="標楷體" officeooo:rsid="206aed57" style:font-name-asian="標楷體"/>
    </style:style>
    <style:style style:name="T16" style:family="text">
      <style:text-properties style:font-name="標楷體" officeooo:rsid="206e3ce8" style:font-name-asian="標楷體"/>
    </style:style>
    <style:style style:name="T17" style:family="text">
      <style:text-properties style:font-name="標楷體" officeooo:rsid="206f3e3c" style:font-name-asian="標楷體"/>
    </style:style>
    <style:style style:name="T18" style:family="text">
      <style:text-properties style:font-name="標楷體" officeooo:rsid="1ce40ca0" style:font-name-asian="標楷體"/>
    </style:style>
    <style:style style:name="T19" style:family="text">
      <style:text-properties style:font-name="標楷體" officeooo:rsid="207a1f1e" style:font-name-asian="標楷體"/>
    </style:style>
    <style:style style:name="T20" style:family="text">
      <style:text-properties style:font-name="標楷體" officeooo:rsid="207f12c2" style:font-name-asian="標楷體"/>
    </style:style>
    <style:style style:name="T21" style:family="text">
      <style:text-properties style:font-name="標楷體" officeooo:rsid="13fbfca5" style:font-name-asian="標楷體"/>
    </style:style>
    <style:style style:name="T22" style:family="text">
      <style:text-properties style:font-name="標楷體" fo:font-size="17pt" style:text-underline-style="none" fo:font-weight="bold" officeooo:rsid="141cb316" style:font-name-asian="標楷體" style:font-size-asian="17pt" style:language-asian="zh" style:country-asian="TW" style:font-weight-asian="bold" style:font-size-complex="17pt" style:font-weight-complex="bold"/>
    </style:style>
    <style:style style:name="T23" style:family="text">
      <style:text-properties style:font-name="標楷體" fo:font-size="17pt" style:text-underline-style="none" fo:font-weight="bold" officeooo:rsid="1ce40ca0" style:font-name-asian="標楷體" style:font-size-asian="17pt" style:language-asian="zh" style:country-asian="TW" style:font-weight-asian="bold" style:font-size-complex="17pt" style:font-weight-complex="bold"/>
    </style:style>
    <style:style style:name="T24" style:family="text">
      <style:text-properties style:font-name="標楷體" fo:font-size="17pt" style:text-underline-style="none" fo:font-weight="bold" officeooo:rsid="1cf7c798" style:font-name-asian="標楷體" style:font-size-asian="17pt" style:language-asian="zh" style:country-asian="TW" style:font-weight-asian="bold" style:font-size-complex="17pt" style:font-weight-complex="bold"/>
    </style:style>
    <style:style style:name="T25" style:family="text">
      <style:text-properties style:font-name="標楷體" fo:font-size="17pt" style:text-underline-style="none" fo:font-weight="bold" officeooo:rsid="1d28658b" style:font-name-asian="標楷體" style:font-size-asian="17pt" style:language-asian="zh" style:country-asian="TW" style:font-weight-asian="bold" style:font-size-complex="17pt" style:font-weight-complex="bold"/>
    </style:style>
    <style:style style:name="T26" style:family="text">
      <style:text-properties style:font-name="標楷體" fo:font-size="17pt" style:text-underline-style="none" fo:font-weight="bold" officeooo:rsid="1db190a7" style:font-name-asian="標楷體" style:font-size-asian="17pt" style:language-asian="zh" style:country-asian="TW" style:font-weight-asian="bold" style:font-size-complex="17pt" style:font-weight-complex="bold"/>
    </style:style>
    <style:style style:name="T27" style:family="text">
      <style:text-properties style:font-name="標楷體" fo:font-size="17pt" style:text-underline-style="none" fo:font-weight="bold" officeooo:rsid="1cfea0ae" style:font-name-asian="標楷體" style:font-size-asian="17pt" style:language-asian="zh" style:country-asian="TW" style:font-weight-asian="bold" style:font-size-complex="17pt" style:font-weight-complex="bold"/>
    </style:style>
    <style:style style:name="T28" style:family="text">
      <style:text-properties style:font-name="標楷體" fo:font-size="17pt" style:text-underline-style="none" fo:font-weight="bold" officeooo:rsid="1d0b1806" style:font-name-asian="標楷體" style:font-size-asian="17pt" style:language-asian="zh" style:country-asian="TW" style:font-weight-asian="bold" style:font-size-complex="17pt" style:font-weight-complex="bold"/>
    </style:style>
    <style:style style:name="T29" style:family="text">
      <style:text-properties style:font-name="標楷體" officeooo:rsid="187f8a47"/>
    </style:style>
    <style:style style:name="T30" style:family="text">
      <style:text-properties style:font-name="標楷體" officeooo:rsid="17cb7444"/>
    </style:style>
    <style:style style:name="T31" style:family="text">
      <style:text-properties style:font-name="標楷體" officeooo:rsid="1e119065"/>
    </style:style>
    <style:style style:name="T32" style:family="text">
      <style:text-properties style:font-name="標楷體" officeooo:rsid="24743952"/>
    </style:style>
    <style:style style:name="T33" style:family="text">
      <style:text-properties style:font-name="標楷體" officeooo:rsid="23cd39e5"/>
    </style:style>
    <style:style style:name="T34" style:family="text">
      <style:text-properties style:font-name="標楷體" officeooo:rsid="23cd74be"/>
    </style:style>
    <style:style style:name="T35" style:family="text">
      <style:text-properties style:font-name="標楷體" officeooo:rsid="2041fc90"/>
    </style:style>
    <style:style style:name="T36" style:family="text">
      <style:text-properties style:font-name="標楷體" officeooo:rsid="209f7f73"/>
    </style:style>
    <style:style style:name="T37" style:family="text">
      <style:text-properties style:font-name="標楷體" officeooo:rsid="206e3ce8"/>
    </style:style>
    <style:style style:name="T38" style:family="text">
      <style:text-properties style:font-name="標楷體" officeooo:rsid="206f3e3c"/>
    </style:style>
    <style:style style:name="T39" style:family="text">
      <style:text-properties style:font-name="標楷體" officeooo:rsid="2659534a"/>
    </style:style>
    <style:style style:name="T40" style:family="text">
      <style:text-properties style:font-name="標楷體" officeooo:rsid="1f8dd0d7"/>
    </style:style>
    <style:style style:name="T41" style:family="text">
      <style:text-properties fo:color="#333333"/>
    </style:style>
    <style:style style:name="T42" style:family="text">
      <style:text-properties fo:color="#333333" style:font-name="Liberation Serif" fo:font-size="17pt" style:text-underline-style="none" fo:font-weight="bold" officeooo:rsid="1ce40ca0" style:font-name-asian="標楷體" style:font-size-asian="17pt" style:language-asian="zh" style:country-asian="TW" style:font-weight-asian="bold" style:font-size-complex="17pt" style:font-weight-complex="bold"/>
    </style:style>
    <style:style style:name="T43" style:family="text">
      <style:text-properties fo:color="#333333" style:font-name="標楷體" officeooo:rsid="1e119065"/>
    </style:style>
    <style:style style:name="T44" style:family="text">
      <style:text-properties style:font-name="Liberation Serif" fo:font-size="17pt" style:text-underline-style="none" fo:font-weight="bold" officeooo:rsid="1ce40ca0" style:font-name-asian="標楷體" style:font-size-asian="17pt" style:language-asian="zh" style:country-asian="TW" style:font-weight-asian="bold" style:font-size-complex="17pt" style:font-weight-complex="bold"/>
    </style:style>
    <style:style style:name="T45" style:family="text">
      <style:text-properties style:font-name="Liberation Serif" fo:font-size="17pt" style:text-underline-style="none" fo:font-weight="bold" officeooo:rsid="1d28658b" style:font-name-asian="標楷體" style:font-size-asian="17pt" style:language-asian="zh" style:country-asian="TW" style:font-weight-asian="bold" style:font-size-complex="17pt" style:font-weight-complex="bold"/>
    </style:style>
    <style:style style:name="T46" style:family="text">
      <style:text-properties style:font-name="Liberation Serif" fo:font-size="17pt" style:text-underline-style="none" fo:font-weight="bold" officeooo:rsid="1d54503c" style:font-name-asian="標楷體" style:font-size-asian="17pt" style:language-asian="zh" style:country-asian="TW" style:font-weight-asian="bold" style:font-size-complex="17pt" style:font-weight-complex="bold"/>
    </style:style>
    <style:style style:name="T47" style:family="text">
      <style:text-properties style:font-name="Liberation Serif" officeooo:rsid="2a7436df" style:font-name-complex="標楷體1"/>
    </style:style>
    <style:style style:name="T48" style:family="text">
      <style:text-properties style:font-name="Liberation Serif" officeooo:rsid="254b39c8" style:font-name-complex="標楷體1"/>
    </style:style>
    <style:style style:name="T49" style:family="text">
      <style:text-properties style:font-name="Liberation Serif" style:text-underline-style="solid" style:text-underline-width="auto" style:text-underline-color="font-color" officeooo:rsid="2a7436df" style:font-name-complex="標楷體1"/>
    </style:style>
    <style:style style:name="T50" style:family="text">
      <style:text-properties style:font-name="Liberation Serif" officeooo:rsid="13fbfca5"/>
    </style:style>
    <style:style style:name="T51" style:family="text">
      <style:text-properties style:font-name="Liberation Serif" officeooo:rsid="1ce40ca0"/>
    </style:style>
    <style:style style:name="T52" style:family="text">
      <style:text-properties style:font-name="標楷體1" fo:font-size="17pt" style:text-underline-style="none" fo:font-weight="bold" style:font-name-asian="標楷體1" style:font-size-asian="17pt" style:language-asian="zh" style:country-asian="TW" style:font-weight-asian="bold" style:font-name-complex="標楷體1" style:font-size-complex="17pt" style:font-weight-complex="bold"/>
    </style:style>
    <style:style style:name="T53" style:family="text">
      <style:text-properties style:font-name="標楷體1" fo:font-size="17pt" style:text-underline-style="none" fo:font-weight="bold" officeooo:rsid="1cf8c8d9" style:font-name-asian="標楷體1" style:font-size-asian="17pt" style:language-asian="zh" style:country-asian="TW" style:font-weight-asian="bold" style:font-name-complex="標楷體1" style:font-size-complex="17pt" style:font-weight-complex="bold"/>
    </style:style>
    <style:style style:name="T54" style:family="text">
      <style:text-properties fo:font-size="17pt" style:text-underline-style="none" fo:font-weight="bold" officeooo:rsid="1ce40ca0" style:font-size-asian="17pt" style:language-asian="zh" style:country-asian="TW" style:font-weight-asian="bold" style:font-size-complex="17pt" style:font-weight-complex="bold"/>
    </style:style>
    <style:style style:name="T55" style:family="text">
      <style:text-properties fo:font-size="17pt" style:text-underline-style="none" fo:font-weight="bold" officeooo:rsid="1d0bd6d9" style:font-size-asian="17pt" style:language-asian="zh" style:country-asian="TW" style:font-weight-asian="bold" style:font-size-complex="17pt" style:font-weight-complex="bold"/>
    </style:style>
    <style:style style:name="T56" style:family="text">
      <style:text-properties fo:color="#050505"/>
    </style:style>
    <style:style style:name="T57" style:family="text">
      <style:text-properties fo:color="#050505" style:font-name-asian="標楷體"/>
    </style:style>
    <style:style style:name="T58" style:family="text">
      <style:text-properties fo:color="#050505" style:font-name="標楷體" officeooo:rsid="24743952"/>
    </style:style>
    <style:style style:name="T59" style:family="text">
      <style:text-properties fo:color="#050505" style:font-name="標楷體" officeooo:rsid="2041fc90" style:font-name-asian="標楷體"/>
    </style:style>
    <style:style style:name="T60" style:family="text">
      <style:text-properties fo:color="#050505" fo:font-size="14pt" style:font-size-asian="14pt" style:font-size-complex="14pt"/>
    </style:style>
    <style:style style:name="T61" style:family="text">
      <style:text-properties fo:color="#050505" fo:font-size="14pt" officeooo:rsid="20fdb202" style:font-size-asian="14pt" style:font-size-complex="14pt"/>
    </style:style>
    <style:style style:name="T62" style:family="text">
      <style:text-properties fo:color="#050505" style:font-name="Arial" fo:font-size="14pt" officeooo:rsid="20fdb202" style:font-name-asian="Arial" style:font-size-asian="14pt" style:font-size-complex="14pt"/>
    </style:style>
    <style:style style:name="T63" style:family="text">
      <style:text-properties fo:color="#010101"/>
    </style:style>
    <style:style style:name="T64" style:family="text">
      <style:text-properties fo:color="#010101" style:font-name="標楷體" style:font-name-asian="標楷體"/>
    </style:style>
    <style:style style:name="T65" style:family="text">
      <style:text-properties fo:color="#010101" style:font-name="標楷體" officeooo:rsid="1e10c2fb" style:font-name-asian="標楷體"/>
    </style:style>
    <style:style style:name="T66" style:family="text">
      <style:text-properties fo:color="#010101" officeooo:rsid="1e10c2fb"/>
    </style:style>
    <style:style style:name="T67" style:family="text">
      <style:text-properties officeooo:rsid="1ce40ca0"/>
    </style:style>
    <style:style style:name="T68" style:family="text">
      <style:text-properties officeooo:rsid="1e1bba1d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officeooo:rsid="0a7edee9" style:font-name-complex="標楷體1"/>
    </style:style>
    <style:style style:name="T71" style:family="text">
      <style:text-properties style:text-underline-style="solid" style:text-underline-width="auto" style:text-underline-color="font-color" officeooo:rsid="254b39c8" style:font-name-complex="標楷體1"/>
    </style:style>
    <style:style style:name="T72" style:family="text">
      <style:text-properties style:text-underline-style="solid" style:text-underline-width="auto" style:text-underline-color="font-color" officeooo:rsid="2a7436df" style:font-name-complex="標楷體1"/>
    </style:style>
    <style:style style:name="T73" style:family="text">
      <style:text-properties officeooo:rsid="0a7edee9" style:font-name-complex="標楷體1"/>
    </style:style>
    <style:style style:name="T74" style:family="text">
      <style:text-properties officeooo:rsid="254b39c8" style:font-name-complex="標楷體1"/>
    </style:style>
    <style:style style:name="T75" style:family="text">
      <style:text-properties officeooo:rsid="2a7436df" style:font-name-complex="標楷體1"/>
    </style:style>
    <style:style style:name="T76" style:family="text">
      <style:text-properties officeooo:rsid="1f808f5e"/>
    </style:style>
    <style:style style:name="T77" style:family="text">
      <style:text-properties officeooo:rsid="1f8dd0d7"/>
    </style:style>
    <style:style style:name="T78" style:family="text">
      <style:text-properties officeooo:rsid="1f9bc204"/>
    </style:style>
    <style:style style:name="T79" style:family="text">
      <style:text-properties officeooo:rsid="2025ded2"/>
    </style:style>
    <style:style style:name="T80" style:family="text">
      <style:text-properties officeooo:rsid="2041fc90"/>
    </style:style>
    <style:style style:name="T81" style:family="text">
      <style:text-properties officeooo:rsid="13fbfca5"/>
    </style:style>
    <style:style style:name="T82" style:family="text">
      <style:text-properties officeooo:rsid="209f7f73"/>
    </style:style>
    <style:style style:name="T83" style:family="text">
      <style:text-properties officeooo:rsid="2659534a"/>
    </style:style>
    <style:style style:name="T84" style:family="text">
      <style:text-properties officeooo:rsid="20fdb202"/>
    </style:style>
    <style:style style:name="T85" style:family="text">
      <style:text-properties style:font-name="Arial" officeooo:rsid="20fdb202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67619265" text:style-name="L1">
        <text:list-item>
          <text:p text:style-name="P1"><text:bookmark-start text:name="德 不是 單純、無知、易騙"/>德 不是 單純、無知、易騙<text:bookmark-end text:name="德 不是 單純、無知、易騙"/></text:p>
          <text:list>
            <text:list-item>
              <text:p text:style-name="P1">德 是 知而不為。</text:p>
              <text:list>
                <text:list-item>
                  <text:p text:style-name="P2">德 是 知道有害行為，不 做出有害行為。<text:span text:style-name="T61">（</text:span><text:span text:style-name="T60">知道有害行為 </text:span><text:span text:style-name="T62">↔</text:span><text:span text:style-name="T61"> 非必要）（</text:span><text:span text:style-name="T60">不 做出有害行為 </text:span><text:span text:style-name="T62">↔</text:span><text:span text:style-name="T61"> 必要）</text:span></text:p>
                </text:list-item>
              </text:list>
            </text:list-item>
            <text:list-item>
              <text:p text:style-name="P1">德 是 防人之心不可無，害人之心不可有。</text:p>
              <text:list>
                <text:list-item>
                  <text:p text:style-name="P3">明顯例子，防人之心不可無 <text:span text:style-name="T85">↔</text:span><text:span text:style-name="T84">（基督教 認定的）靈巧像蛇。</text:span></text:p>
                </text:list-item>
                <text:list-item>
                  <text:p text:style-name="P3">明顯例子，害人之心不可有 <text:span text:style-name="T85">↔</text:span><text:span text:style-name="T84">（基督教 認定的）馴良像鴿子。</text:span></text:p>
                </text:list-item>
              </text:list>
            </text:list-item>
            <text:list-item>
              <text:p text:style-name="P4">德 有 底線。</text:p>
              <text:list>
                <text:list-item>
                  <text:p text:style-name="P1">德 不是 毫無底線。</text:p>
                  <text:list>
                    <text:list-item>
                      <text:p text:style-name="P4">德 不是 一退再退。</text:p>
                    </text:list-item>
                    <text:list-item>
                      <text:p text:style-name="P5">德 不是 一昧容忍。</text:p>
                    </text:list-item>
                    <text:list-item>
                      <text:p text:style-name="P5">德 不是 一昧忍讓。</text:p>
                    </text:list-item>
                    <text:list-item>
                      <text:p text:style-name="P4">德 不是 不斷忍受。</text:p>
                    </text:list-item>
                    <text:list-item>
                      <text:p text:style-name="P4">德 不是 毫無自尊。</text:p>
                    </text:list-item>
                    <text:list-item>
                      <text:p text:style-name="P4">德 不是 毫無尊嚴。</text:p>
                    </text:list-item>
                    <text:list-item>
                      <text:p text:style-name="P6">德 不是 單方面付出。</text:p>
                    </text:list-item>
                    <text:list-item>
                      <text:p text:style-name="P6">德 不是 單方面給予。</text:p>
                    </text:list-item>
                    <text:list-item>
                      <text:p text:style-name="P6">德 不是 單方面提供。</text:p>
                    </text:list-item>
                    <text:list-item>
                      <text:p text:style-name="P7">德 不是 單方面接受。</text:p>
                    </text:list-item>
                    <text:list-item>
                      <text:p text:style-name="P8">德 不是 單方面接收。</text:p>
                      <text:list>
                        <text:list-item>
                          <text:p text:style-name="P8">德 是 互助、雙贏、正向循環。</text:p>
                        </text:list-item>
                      </text:list>
                    </text:list-item>
                    <text:list-item>
                      <text:p text:style-name="P1">德 不是 被監控。</text:p>
                    </text:list-item>
                    <text:list-item>
                      <text:p text:style-name="P1">德 不是 被操控。</text:p>
                    </text:list-item>
                    <text:list-item>
                      <text:p text:style-name="P1">德 不是 被控制。</text:p>
                    </text:list-item>
                    <text:list-item>
                      <text:p text:style-name="P4">德 不是 被踐踏。</text:p>
                    </text:list-item>
                    <text:list-item>
                      <text:p text:style-name="P134"><text:span text:style-name="T1">德 不是 被</text:span><text:span text:style-name="T3">PUA</text:span><text:span text:style-name="T1">。</text:span></text:p>
                    </text:list-item>
                    <text:list-item>
                      <text:p text:style-name="P1">德 不是 被軟土深掘。</text:p>
                    </text:list-item>
                    <text:list-item>
                      <text:p text:style-name="P1">德 不是 為忍耐而忍耐。</text:p>
                    </text:list-item>
                  </text:list>
                </text:list-item>
                <text:list-item>
                  <text:p text:style-name="P4">德 是 遠離 癌化個體。</text:p>
                  <text:list>
                    <text:list-item>
                      <text:p text:style-name="P9">遠離 癌化個體 是 德。</text:p>
                    </text:list-item>
                  </text:list>
                </text:list-item>
                <text:list-item>
                  <text:p text:style-name="P9">德 是 遠離 癌化環境。</text:p>
                  <text:list>
                    <text:list-item>
                      <text:p text:style-name="P9">遠離 癌化環境 是 德。</text:p>
                    </text:list-item>
                    <text:list-item>
                      <text:p text:style-name="P4">近朱者赤，近墨者黑。</text:p>
                    </text:list-item>
                    <text:list-item>
                      <text:p text:style-name="P10">某一特定個體 浸泡在 癌化環境。</text:p>
                      <text:list>
                        <text:list-item>
                          <text:p text:style-name="P11">該個體 跟著癌化的 機率 極端大幅上升。</text:p>
                        </text:list-item>
                      </text:list>
                    </text:list-item>
                    <text:list-item>
                      <text:p text:style-name="P11">某一特定個體 遠離 癌化環境。</text:p>
                      <text:list>
                        <text:list-item>
                          <text:p text:style-name="P11">該個體 跟著癌化的 機率 極端大幅下降。</text:p>
                        </text:list-item>
                      </text:list>
                    </text:list-item>
                    <text:list-item>
                      <text:p text:style-name="P12">小隱於林，大隱於市，死隱於癌，<text:span text:style-name="T29">歸隱山林</text:span>。</text:p>
                      <text:list>
                        <text:list-item>
                          <text:p text:style-name="P13">對於 修煉個體 來說。</text:p>
                          <text:list>
                            <text:list-item>
                              <text:p text:style-name="P14"><text:span text:style-name="T29">精神文明，</text:span>在林修煉 是 離家修煉。</text:p>
                            </text:list-item>
                            <text:list-item>
                              <text:p text:style-name="P14"><text:span text:style-name="T29">精神文明，</text:span>在市修煉 是 在家修煉。</text:p>
                            </text:list-item>
                            <text:list-item>
                              <text:p text:style-name="P15">極端昇華物質、極端退化精神 的 文明，在市修煉 是 在 癌化環境 自滅。</text:p>
                            </text:list-item>
                            <text:list-item>
                              <text:p text:style-name="P16">極端昇華物質、極端退化精神 的 文明，<text:span text:style-name="T29">歸隱山林 </text:span>是 杜絕 癌化環境 影響。</text:p>
                              <text:list>
                                <text:list-item>
                                  <text:p text:style-name="P17"><text:span text:style-name="T29">隔絕、絕緣、</text:span>遠離 負面影響。</text:p>
                                </text:list-item>
                                <text:list-item>
                                  <text:p text:style-name="P17">該修煉個體 不需要 浪費精力、分心、分神 去 對抗、抗衡、反制 癌化環境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">德 是（人類 認定的）公德心、同理心。</text:p>
                  <text:list>
                    <text:list-item>
                      <text:p text:style-name="P17">抽象例子，鏡像神經元。<text:span text:style-name="T63">（、意識層型鏡像神經元）</text:span></text:p>
                    </text:list-item>
                  </text:list>
                </text:list-item>
                <text:list-item>
                  <text:p text:style-name="P4">德 是 以德報德，以直報怨。</text:p>
                  <text:list>
                    <text:list-item>
                      <text:p text:style-name="P18">德 不是 求回報、利益心。</text:p>
                    </text:list-item>
                    <text:list-item>
                      <text:p text:style-name="P19">德 不是 左臉被打，伸出右臉，等著被打。<text:span text:style-name="T58">（假定，該個體 沒有 被虐癖）</text:span></text:p>
                    </text:list-item>
                    <text:list-item>
                      <text:p text:style-name="P18">德 是 不求回報、慈悲心。</text:p>
                      <text:list>
                        <text:list-item>
                          <text:p text:style-name="P20">慈悲心 是 鏡向神經元。</text:p>
                          <text:list>
                            <text:list-item>
                              <text:p text:style-name="P21">慈悲心 是 某一特定個體 看到 不捨、難過、艱困 的 個體，自己 也感到 難過。</text:p>
                            </text:list-item>
                            <text:list-item>
                              <text:p text:style-name="P20">慈悲心 是 某一特定個體 看到 不捨、難過、艱困 的 個體，提供 幫助，的 心。</text:p>
                            </text:list-item>
                            <text:list-item>
                              <text:p text:style-name="P22">即便，只是 贈送一塊麵包、簡單一句話、伸出一隻手。</text:p>
                              <text:list>
                                <text:list-item>
                                  <text:p text:style-name="P22">對於 該個體 來說，慈悲心的個體 是（困在沙漠中）拯救生命的 綠洲。</text:p>
                                </text:list-item>
                                <text:list-item>
                                  <text:p text:style-name="P18">該個體 脫離 困境 之後，該個體 有機率 也懷著 慈悲心 幫助 其他個體。</text:p>
                                </text:list-item>
                              </text:list>
                            </text:list-item>
                            <text:list-item>
                              <text:p text:style-name="P23">慈悲心的個體 幫助 某一特定個體。</text:p>
                              <text:list>
                                <text:list-item>
                                  <text:p text:style-name="P23">該個體 有機率懷著慈悲心 幫助<text:span text:style-name="T3">n個</text:span>個體。</text:p>
                                </text:list-item>
                                <text:list-item>
                                  <text:p text:style-name="P135">以 人類的數量 為例，只要 慈悲心持續 橫向傳播，不到6個人類個體。</text:p>
                                  <text:list>
                                    <text:list-item>
                                      <text:p text:style-name="P136">其他慈悲心的個體 就會 自然而然、理所當然 回報到 該慈悲心的個體。</text:p>
                                      <text:list>
                                        <text:list-item>
                                          <text:p text:style-name="P18"><text:span text:style-name="T2">6</text:span>的法則。</text:p>
                                        </text:list-item>
                                        <text:list-item>
                                          <text:p text:style-name="P24">明顯例子，該慈悲心的個體 越持續 幫助 其他個體。</text:p>
                                          <text:list>
                                            <text:list-item>
                                              <text:p text:style-name="P24">該慈悲心的個體 進入『完全死亡狀態』。</text:p>
                                            </text:list-item>
                                            <text:list-item>
                                              <text:p text:style-name="P25">假定，該慈悲心的意識層個體 的 德 不夠高，沒有 被上提。</text:p>
                                            </text:list-item>
                                            <text:list-item>
                                              <text:p text:style-name="P26">假定，該慈悲心的意識層個體 的 德 不夠低，沒有 被反孕育。</text:p>
                                            </text:list-item>
                                            <text:list-item>
                                              <text:p text:style-name="P27">該慈悲心的個體 輪迴、重新進入、再次進入某一特<text:span text:style-name="T3">定肉質層個體</text:span>。</text:p>
                                            </text:list-item>
                                            <text:list-item>
                                              <text:p text:style-name="P24">該慈悲心的個體 有機率決策 進入 相同文明的 子代 肉質層。</text:p>
                                            </text:list-item>
                                            <text:list-item>
                                              <text:p text:style-name="P28">假定，該『完全死亡狀態』到 重新投胎，之間 間隔<text:span text:style-name="T8">10000年</text:span><text:span text:style-name="T76">。</text:span></text:p>
                                            </text:list-item>
                                            <text:list-item>
                                              <text:p text:style-name="P29">該慈悲心的個體 當初的 幫助，有機率 發酵、發散、複利效應。</text:p>
                                            </text:list-item>
                                            <text:list-item>
                                              <text:p text:style-name="P29">該慈悲心的個體 再次進入的 肉質層，自然而然 接收到 回饋。</text:p>
                                            </text:list-item>
                                            <text:list-item>
                                              <text:p text:style-name="P30">該慈悲心的個體 有機率擁有 更優良的 生活品質。</text:p>
                                            </text:list-item>
                                            <text:list-item>
                                              <text:p text:style-name="P30">文明累積的 德 越多，重新投胎的個體 越自然而然 心靈平靜。</text:p>
                                            </text:list-item>
                                            <text:list-item>
                                              <text:p text:style-name="P31">文明累積的 德 越多，重新投胎的個體 貢獻的 德 有機率 越多。</text:p>
                                            </text:list-item>
                                            <text:list-item>
                                              <text:p text:style-name="P32">明顯例子，為 工業革命 貢獻的個體 獲得 該文明認定的 德，重<text:span text:style-name="T3">新進入</text:span><text:span text:style-name="T9">的肉質層</text:span><text:span text:style-name="T77"> 也會 自然而然 接收到 工業革命發展的 回饋。</text:span></text:p>
                                            </text:list-item>
                                            <text:list-item>
                                              <text:p text:style-name="P32">明顯例子，人類 沒有 工業革命 →<text:span text:style-name="T78"> </text:span>人類 沒有 現代的生活品質。</text:p>
                                            </text:list-item>
                                            <text:list-item>
                                              <text:p text:style-name="P32">工業革命（本身）是 道。</text:p>
                                            </text:list-item>
                                            <text:list-item>
                                              <text:p text:style-name="P32">對於 人類文明 來說，工業革命 是 德。</text:p>
                                            </text:list-item>
                                            <text:list-item>
                                              <text:p text:style-name="P32">某一特定文明、<text:span text:style-name="T2">&lt;_?</text:span><text:span text:style-name="T40">3_&gt;個</text:span><text:span text:style-name="T77">體 認定的德 有機率 正、負、無 相關</text:span>。</text:p>
                                            </text:list-item>
                                            <text:list-item>
                                              <text:p text:style-name="P33">明顯例子，對於 地球 來說，工業革命 是 缺德、無德、反德。</text:p>
                                            </text:list-item>
                                            <text:list-item>
                                              <text:p text:style-name="P33">工業革命 危害、汙染、傷害 地球、生態圈、地球上的其他物種。</text:p>
                                            </text:list-item>
                                            <text:list-item>
                                              <text:p text:style-name="P34">該『完全死亡狀態』到 重新投胎，間隔 越久，不一定 越好。</text:p>
                                            </text:list-item>
                                            <text:list-item>
                                              <text:p text:style-name="P34">明顯例子，中間 爆發 核戰，該意識層個體 有機率 主動、被動、被迫 重新進入到 核戰之後的 肉質層、生活品質、文明層級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8">該慈悲心的個體 越持續 幫助 其他個體，回饋 越快、越強、不斷增幅。</text:p>
                                  <text:list>
                                    <text:list-item>
                                      <text:p text:style-name="P18">複利效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1">慈悲心 不是 毫無節制 幫助 某一特定個體。</text:p>
                              <text:list>
                                <text:list-item>
                                  <text:p text:style-name="P141">明顯例子，軟土深掘、反客為主、情緒勒索。</text:p>
                                </text:list-item>
                              </text:list>
                            </text:list-item>
                            <text:list-item>
                              <text:p text:style-name="P141">慈悲心 是 非監督式學習 幫助 某一特定個體。</text:p>
                              <text:list>
                                <text:list-item>
                                  <text:p text:style-name="P141">假定，慈悲心的個體 想要、已經 長期、間歇性、非瞬態 幫助 該個體。</text:p>
                                  <text:list>
                                    <text:list-item>
                                      <text:p text:style-name="P141">非瞬態 是 已經 幫助 兩次（以上）。</text:p>
                                    </text:list-item>
                                    <text:list-item>
                                      <text:p text:style-name="P142">非瞬態 是 不是，幫助 一次 就能 讓 該個體 脫離 困境。</text:p>
                                    </text:list-item>
                                    <text:list-item>
                                      <text:p text:style-name="P142">非瞬態 是 至少要 幫助 兩次（以上）才能 讓 該個體 脫離 困境。</text:p>
                                    </text:list-item>
                                    <text:list-item>
                                      <text:p text:style-name="P143">非瞬態 是 治標不治本。</text:p>
                                      <text:list>
                                        <text:list-item>
                                          <text:p text:style-name="P143">春風吹又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4">慈悲心的個體 要盡可能的 瞭解 該個體 的全貌。</text:p>
                                    </text:list-item>
                                    <text:list-item>
                                      <text:p text:style-name="P144">慈悲心的個體 要盡可能的 瞭解 該個體遭遇到的 困境 的全貌。</text:p>
                                    </text:list-item>
                                    <text:list-item>
                                      <text:p text:style-name="P145">慈悲心的個體 要盡可能的 治本。</text:p>
                                      <text:list>
                                        <text:list-item>
                                          <text:p text:style-name="P146">治標 是 救急、急救、緊急處理、不治標有機率會進入死亡。</text:p>
                                        </text:list-item>
                                        <text:list-item>
                                          <text:p text:style-name="P147">治本 是 根除、治病、完善處理、不治本有機率會更難根除。</text:p>
                                          <text:list>
                                            <text:list-item>
                                              <text:p text:style-name="P148">大病變小病，小病變微恙，微恙變健康，該個體 脫離 困境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1">假定，該個體 不知悔改、只會賣弄可憐，該慈悲心的個體 遠離 該個體。</text:p>
                                  <text:list>
                                    <text:list-item>
                                      <text:p text:style-name="P141">該慈悲心的個體 有機率 通知 其他個體，該個體 會 軟土深掘。</text:p>
                                    </text:list-item>
                                  </text:list>
                                </text:list-item>
                                <text:list-item>
                                  <text:p text:style-name="P149">假定，該個體 不知道如何悔改，該慈悲心的個體 有機率教導 該個體 方法。</text:p>
                                </text:list-item>
                                <text:list-item>
                                  <text:p text:style-name="P150">假定，該個體 無法治本，該慈悲心的個體 有機率持續幫助 該個體。</text:p>
                                  <text:list>
                                    <text:list-item>
                                      <text:p text:style-name="P150">明顯例子，植物人、失智症、重度殘疾。</text:p>
                                    </text:list-item>
                                  </text:list>
                                </text:list-item>
                                <text:list-item>
                                  <text:p text:style-name="P151">假定，該個體 知道悔改、努力脫離困境，該慈悲心的個體 幫助 該個體。</text:p>
                                </text:list-item>
                                <text:list-item>
                                  <text:p text:style-name="P151">假定，該個體 越來越不努力 脫離困境，該慈悲心的個體 降低幫助 該個體。</text:p>
                                  <text:list>
                                    <text:list-item>
                                      <text:p text:style-name="P151">調整 幫助 權重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5">慈悲心的個體<text:span text:style-name="T32"> 自然而然、理所當然 聚集在 優良環境。</text:span><text:span text:style-name="T58">（遠離 癌化環境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">德 是 殲滅 癌化個體。</text:p>
                  <text:list>
                    <text:list-item>
                      <text:p text:style-name="P4">殲滅 癌化個體 是 德。</text:p>
                    </text:list-item>
                    <text:list-item>
                      <text:p text:style-name="P4">殲滅 癌化個體 是 必要之惡。</text:p>
                      <text:list>
                        <text:list-item>
                          <text:p text:style-name="P134"><text:span text:style-name="T1">明顯例子，人類 的</text:span><text:span text:style-name="T3"> T細胞</text:span><text:span text:style-name="T1">、化療，制止癌擴散、殲滅癌細胞、切除被癌化的器官。</text:span></text:p>
                          <text:list>
                            <text:list-item>
                              <text:p text:style-name="P36">即便 原本的該個體 對 該人類個體 有益。</text:p>
                              <text:list>
                                <text:list-item>
                                  <text:p text:style-name="P36">制止、殲滅、滅絕 癌化的該個體 是 必要之惡。</text:p>
                                  <text:list>
                                    <text:list-item>
                                      <text:p text:style-name="P134"><text:span text:style-name="T1">個體 是 某一特定個體、細胞、器官。</text:span><text:span text:style-name="T57">（個體、群體、國家、文明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7">原因很明顯，癌化的該個體 對 該人類個體 有害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殲滅 癌化個體 是 仁慈。</text:p>
                      <text:list>
                        <text:list-item>
                          <text:p text:style-name="P4">反孕育 該個體，給予 該個體 重新開始的機會。</text:p>
                        </text:list-item>
                        <text:list-item>
                          <text:p text:style-name="P4"><text:span text:style-name="T3">&lt;?2&gt;個</text:span>體的 問題 不在 是否 殲滅 癌化個體。</text:p>
                          <text:list>
                            <text:list-item>
                              <text:p text:style-name="P4"><text:span text:style-name="T2">&lt;?2&gt;</text:span>個體的 問題 在 如何判定 該個體 是 正常、正在癌化、癌化 個體。</text:p>
                              <text:list>
                                <text:list-item>
                                  <text:p text:style-name="P137">判定 是 過濾出 顯性、隱性、直接、間接 特徵。</text:p>
                                </text:list-item>
                                <text:list-item>
                                  <text:p text:style-name="P138">判定 是 分類、分辨、判斷、認定。</text:p>
                                </text:list-item>
                                <text:list-item>
                                  <text:p text:style-name="P38"><text:span text:style-name="T3">該&lt;?2&gt;個體 要站在 &lt;_?3_&gt;個</text:span>體 的 視角 來判定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4">動用私刑 不是 德。</text:p>
                      <text:list>
                        <text:list-item>
                          <text:p text:style-name="P54">德 不是 動用私刑。</text:p>
                        </text:list-item>
                        <text:list-item>
                          <text:p text:style-name="P54">動用私刑的個體 是 癌化個體。</text:p>
                        </text:list-item>
                        <text:list-item>
                          <text:p text:style-name="P54">只有 癌化個體 才會 動用私刑。</text:p>
                        </text:list-item>
                        <text:list-item>
                          <text:p text:style-name="P55">只有 癌化個體 才會 認定自己 在 替天行道。</text:p>
                        </text:list-item>
                        <text:list-item>
                          <text:p text:style-name="P56">只有 癌化個體 才會 認定自己 在 替其他個體出氣。</text:p>
                        </text:list-item>
                        <text:list-item>
                          <text:p text:style-name="P247">只有 癌化個體 才會 認定自己 在 替其他個體發洩情緒。</text:p>
                        </text:list-item>
                        <text:list-item>
                          <text:p text:style-name="P57">只有 癌化個體 才會 認定自己 在 替其他個體做出 該其他個體不敢做出的 作為。</text:p>
                        </text:list-item>
                      </text:list>
                    </text:list-item>
                  </text:list>
                </text:list-item>
                <text:list-item>
                  <text:p text:style-name="P57">德 是 讓 該個體（本身）、其他個體 都 感到 開心、愉悅、快樂、輕鬆、放鬆、心靈平靜。</text:p>
                  <text:list>
                    <text:list-item>
                      <text:p text:style-name="P57">讓 其他個體 感到 負面情緒 是 缺德、無德、反德。</text:p>
                    </text:list-item>
                    <text:list-item>
                      <text:p text:style-name="P57">壓榨、凌虐、虐待 其他個體 是 缺德、無德、反德。<text:span text:style-name="T64">德 是 &lt;?</text:span><text:span text:style-name="T65">[]&gt;個體的評判標準之</text:span><text:span text:style-name="T66">一</text:span></text:p>
                    </text:list-item>
                    <text:list-item>
                      <text:p text:style-name="P58">缺德、無德、反德 的 明顯例子，<text:span text:style-name="T3">PUA、情緒勒索、煤氣燈效應、精神控制、情報操作。</text:span></text:p>
                    </text:list-item>
                    <text:list-item>
                      <text:p text:style-name="P152">缺德、無德、反德 的 明顯例子，侵犯肉質層、侵犯意識層、侵犯隱私、限制自由。</text:p>
                      <text:list>
                        <text:list-item>
                          <text:p text:style-name="P153">其他個體 對 缺德、無德、反德 的個體，侵犯肉質層、侵犯意識層 是 必要之惡。</text:p>
                        </text:list-item>
                        <text:list-item>
                          <text:p text:style-name="P154">其他個體 對 缺德、無德、反德 的個體，侵犯隱私、限制自由 是 必要之惡。</text:p>
                          <text:list>
                            <text:list-item>
                              <text:p text:style-name="P155">侵犯 有 不同 程度、層級。</text:p>
                              <text:list>
                                <text:list-item>
                                  <text:p text:style-name="P156">明顯例子，警覺、觀察、監控、拘禁、死刑。</text:p>
                                </text:list-item>
                                <text:list-item>
                                  <text:p text:style-name="P59"><text:span text:style-name="T3">明顯例子，警覺、觀察、監控、拘禁、死刑 </text:span><text:span text:style-name="T10">的 方式、方法、深度、廣度</text:span><text:span text:style-name="T3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bookmark-start text:name="德 是 為了取得 棉花糖、更高期望值 的 忍耐過程、體驗"/>德 是 為了取得 棉花糖、更高期望值 的 忍耐過程、體驗<text:bookmark-end text:name="德 是 為了取得 棉花糖、更高期望值 的 忍耐過程、體驗"/></text:p>
          <text:list>
            <text:list-item>
              <text:p text:style-name="P58">棉花糖 是 棉花糖實驗 的 棉花糖。</text:p>
            </text:list-item>
            <text:list-item>
              <text:p text:style-name="P58">文明層級 是 棉花糖。</text:p>
              <text:list>
                <text:list-item>
                  <text:p text:style-name="P238">文明層級 <text:span text:style-name="T41">是 棉花糖實驗 的</text:span> 棉花糖<text:span text:style-name="T41">、報酬、期望值</text:span>。</text:p>
                </text:list-item>
              </text:list>
            </text:list-item>
            <text:list-item>
              <text:p text:style-name="P58">文明 是 棉花糖實驗。</text:p>
            </text:list-item>
            <text:list-item>
              <text:p text:style-name="P238">文明蘊含的 <text:span text:style-name="T41">所有</text:span>個體 是 <text:span text:style-name="T41">棉花糖實驗蘊含的 所有</text:span>小孩。</text:p>
            </text:list-item>
            <text:list-item>
              <text:p text:style-name="P58">小孩 越有遠見，取得高期望值的機率 越高，取得的期望值 越高。</text:p>
              <text:list>
                <text:list-item>
                  <text:p text:style-name="P58">明顯例子，小孩 取得第二顆棉花糖的機率 越高，取得的棉花糖 越多。</text:p>
                  <text:list>
                    <text:list-item>
                      <text:p text:style-name="P224"><text:span text:style-name="T44">第</text:span><text:span text:style-name="T23">1</text:span><text:span text:style-name="T44">次實驗，一開始 有</text:span><text:span text:style-name="T23">1</text:span><text:span text:style-name="T44">顆棉花糖，小孩忍耐成功之後，試驗者 另外給予</text:span><text:span text:style-name="T23">1顆</text:span><text:span text:style-name="T44">棉花糖。</text:span></text:p>
                    </text:list-item>
                    <text:list-item>
                      <text:p text:style-name="P225"><text:span text:style-name="T23">第2次實驗，一開始 有2顆棉花糖，小孩忍耐成功之後，試驗者 另外給予2顆棉花糖</text:span><text:span text:style-name="T44">。</text:span></text:p>
                    </text:list-item>
                    <text:list-item>
                      <text:p text:style-name="P62">…</text:p>
                    </text:list-item>
                    <text:list-item>
                      <text:p text:style-name="P225"><text:span text:style-name="T23">第</text:span><text:span text:style-name="T24">n</text:span><text:span text:style-name="T23">次實驗，一開始 有n顆棉花糖，小孩忍耐成功之後，試驗者 另外給予n顆棉花糖</text:span><text:span text:style-name="T44">。</text:span></text:p>
                    </text:list-item>
                    <text:list-item>
                      <text:p text:style-name="P227"><text:span text:style-name="T23">n不是</text:span><text:span text:style-name="T52">∞</text:span><text:span text:style-name="T44">。</text:span></text:p>
                      <text:list>
                        <text:list-item>
                          <text:p text:style-name="P163">n的大小，極端強烈相依於 滿足感。</text:p>
                          <text:list>
                            <text:list-item>
                              <text:p text:style-name="P228"><text:span text:style-name="T23">n的大小，極端強烈相依於 小孩 的 本能、傳承 滿足感</text:span><text:span text:style-name="T44">。</text:span></text:p>
                            </text:list-item>
                            <text:list-item>
                              <text:p text:style-name="P229"><text:span text:style-name="T44">小孩 的 肉質層、腸胃、消化速率、承受強度、承重上限、攝食種類 不是</text:span><text:span text:style-name="T53">∞</text:span><text:span text:style-name="T44">。</text:span></text:p>
                            </text:list-item>
                          </text:list>
                        </text:list-item>
                        <text:list-item>
                          <text:p text:style-name="P164">n的大小，極端強烈相依於 德。</text:p>
                          <text:list>
                            <text:list-item>
                              <text:p text:style-name="P230"><text:span text:style-name="T23">n的大小，極端強烈相依於 該文明的</text:span><text:span text:style-name="T44">所有個體 蘊含的 德 當中，最低的德 上限。</text:span></text:p>
                              <text:list>
                                <text:list-item>
                                  <text:p text:style-name="P63">木桶理論。</text:p>
                                </text:list-item>
                              </text:list>
                            </text:list-item>
                            <text:list-item>
                              <text:p text:style-name="P231"><text:span text:style-name="T44">假定 </text:span><text:span text:style-name="T23">該文明總共有</text:span><text:span text:style-name="T27">3個</text:span><text:span text:style-name="T44">個體。</text:span></text:p>
                              <text:list>
                                <text:list-item>
                                  <text:p text:style-name="P226"><text:span text:style-name="T44">假定 </text:span><text:span text:style-name="T27">3個</text:span><text:span text:style-name="T44">個體的 德 當下，分別是 </text:span><text:span text:style-name="T27">1</text:span><text:span text:style-name="T28">1</text:span><text:span text:style-name="T27">、</text:span><text:span text:style-name="T28">10</text:span><text:span text:style-name="T27">、</text:span><text:span text:style-name="T28">3</text:span><text:span text:style-name="T27">。</text:span></text:p>
                                  <text:list>
                                    <text:list-item>
                                      <text:p text:style-name="P248">最低的德 當下 是 3。</text:p>
                                    </text:list-item>
                                  </text:list>
                                </text:list-item>
                                <text:list-item>
                                  <text:p text:style-name="P231"><text:span text:style-name="T44">假定 </text:span><text:span text:style-name="T27">3個</text:span><text:span text:style-name="T44">個體的 德 上限，分別是 </text:span><text:span text:style-name="T27">81、12、321。</text:span></text:p>
                                  <text:list>
                                    <text:list-item>
                                      <text:p text:style-name="P166">最低的德 上限 是 12。</text:p>
                                    </text:list-item>
                                    <text:list-item>
                                      <text:p text:style-name="P223"><text:span text:style-name="T54">第2個個體的 德 當下，到達 </text:span><text:span text:style-name="T55">12 上下 之後，該個體 就滿足於 現狀。</text:span></text:p>
                                      <text:list>
                                        <text:list-item>
                                          <text:p text:style-name="P169">該個體 極端難以 繼續 提升、昇華 德。</text:p>
                                        </text:list-item>
                                        <text:list-item>
                                          <text:p text:style-name="P169">原因很明顯，該個體 已經滿足 當下的 文明層級、棉花糖數量。</text:p>
                                          <text:list>
                                            <text:list-item>
                                              <text:p text:style-name="P169">該個體 不需要 更高、更多 的 文明層級、棉花糖數量。</text:p>
                                            </text:list-item>
                                            <text:list-item>
                                              <text:p text:style-name="P169">該個體 已經 滿足、吃飽 當下的 文明、棉花糖。</text:p>
                                            </text:list-item>
                                            <text:list-item>
                                              <text:p text:style-name="P170">該個體 已經 厭惡、吃膩 當下的、更高層級的 文明、棉花糖。</text:p>
                                            </text:list-item>
                                            <text:list-item>
                                              <text:p text:style-name="P170">明顯例子，大學航空炸彈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66">該文明的文明層級上限 極端強烈受限於 最低的德。</text:p>
                                  <text:list>
                                    <text:list-item>
                                      <text:p text:style-name="P167">當下文明層級 超過 上限 越多，文明 崩塌、自滅、被殲滅 機率 越高。</text:p>
                                    </text:list-item>
                                    <text:list-item>
                                      <text:p text:style-name="P168">當下文明層級 超過 上限 越久，文明 崩塌、自滅、被殲滅 機率 越高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2"><text:span text:style-name="T44">對於 文</text:span><text:span text:style-name="T23">明、個體 來說，</text:span><text:span text:style-name="T25">n 是</text:span><text:span text:style-name="T45"> 文明層級。</text:span></text:p>
                      <text:list>
                        <text:list-item>
                          <text:p text:style-name="P64">一開始的棉花糖 是 當下的文明層級。</text:p>
                        </text:list-item>
                        <text:list-item>
                          <text:p text:style-name="P165">試驗者另外給予的棉花糖 是 未來的文明層級。</text:p>
                        </text:list-item>
                        <text:list-item>
                          <text:p text:style-name="P65">肉質層、腸胃、消化速率、承受強度、承重上限、攝食種類 是 該文明的德的 上限。</text:p>
                          <text:list>
                            <text:list-item>
                              <text:p text:style-name="P65">大胃王 能吃更多 棉花糖。</text:p>
                              <text:list>
                                <text:list-item>
                                  <text:p text:style-name="P65">個體 能吃多少棉花糖 極端強烈相依於，該個體 的 肉質層、意識層。</text:p>
                                </text:list-item>
                              </text:list>
                            </text:list-item>
                            <text:list-item>
                              <text:p text:style-name="P241"><text:span text:style-name="T44">德</text:span><text:span text:style-name="T42">的上限</text:span><text:span text:style-name="T44"> 越高，文明層級</text:span><text:span text:style-name="T42">的上限</text:span><text:span text:style-name="T44"> 越高。</text:span></text:p>
                              <text:list>
                                <text:list-item>
                                  <text:p text:style-name="P66">文明 能上升到多少文明層級 極端強烈相依於，文明蘊含的 個體、道、德。</text:p>
                                  <text:list>
                                    <text:list-item>
                                      <text:p text:style-name="P67">該文明的 當下的文明層級 極端強烈相依於，文明蘊含的 個體、道、德。</text:p>
                                    </text:list-item>
                                    <text:list-item>
                                      <text:p text:style-name="P67">該文明的 文明層級的上限 極端強烈相依於，文明蘊含的 個體、道、德。</text:p>
                                    </text:list-item>
                                    <text:list-item>
                                      <text:p text:style-name="P242"><text:span text:style-name="T42">道 越高，</text:span><text:span text:style-name="T44">德 越低，</text:span><text:span text:style-name="T42">肉質層發展 越高，</text:span><text:span text:style-name="T44">文明 崩塌</text:span><text:span text:style-name="T42">、自滅</text:span><text:span text:style-name="T44"> 機率 越高。</text:span></text:p>
                                      <text:list>
                                        <text:list-item>
                                          <text:p text:style-name="P68">原因很明顯，道 越高，工具 傷害、殲滅、滅絕 文明 機率 越高。</text:p>
                                        </text:list-item>
                                        <text:list-item>
                                          <text:p text:style-name="P69">原因很明顯，德 越低，個體 越 衝動、暴衝、腦衝、自私、自我。</text:p>
                                        </text:list-item>
                                        <text:list-item>
                                          <text:p text:style-name="P70">原因很明顯，德 越低，個體 越認定 犧牲 其他個體，完全不痛不癢。</text:p>
                                        </text:list-item>
                                        <text:list-item>
                                          <text:p text:style-name="P71">原因很明顯，德 越低，個體 越認定 犧牲 其他個體，天經地義。</text:p>
                                        </text:list-item>
                                        <text:list-item>
                                          <text:p text:style-name="P72">原因很明顯，德 越低，個體 輕易 傷害、殲滅、滅絕 其他個體。</text:p>
                                        </text:list-item>
                                        <text:list-item>
                                          <text:p text:style-name="P73">原因很明顯，德 越低，個體 內戰機率 越高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2"><text:span text:style-name="T42">道 越低，</text:span><text:span text:style-name="T44">德 越高，</text:span><text:span text:style-name="T42">意識層發展 越高，</text:span><text:span text:style-name="T44">文明 崩塌</text:span><text:span text:style-name="T42">、自滅</text:span><text:span text:style-name="T44"> 機率 越</text:span><text:span text:style-name="T46">低</text:span><text:span text:style-name="T44">。</text:span></text:p>
                                      <text:list>
                                        <text:list-item>
                                          <text:p text:style-name="P74">原因很明顯，道 越低，工具 傷害、殲滅、滅絕 文明 機率 越低。</text:p>
                                        </text:list-item>
                                        <text:list-item>
                                          <text:p text:style-name="P233"><text:span text:style-name="T44">原因很明顯，德 越高，個體 越 </text:span><text:span text:style-name="T22">心靈平靜、互助、和諧、協調</text:span><text:span text:style-name="T44">。</text:span></text:p>
                                        </text:list-item>
                                        <text:list-item>
                                          <text:p text:style-name="P233"><text:span text:style-name="T44">原因很明顯，德 越高，個體 越 </text:span><text:span text:style-name="T22">協助、雙贏、無我、你就是我</text:span><text:span text:style-name="T44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4"><text:span text:style-name="T44">道 越低，德 越低，文明層級 越</text:span><text:span text:style-name="T46">低，文明 提升、昇華 越慢</text:span><text:span text:style-name="T44">。</text:span></text:p>
                                    </text:list-item>
                                    <text:list-item>
                                      <text:p text:style-name="P235"><text:span text:style-name="T44">道 越高，德 越高，文明層級 越高</text:span><text:span text:style-name="T46">，文明 提升、昇華 越快</text:span><text:span text:style-name="T44">。</text:span></text:p>
                                      <text:list>
                                        <text:list-item>
                                          <text:p text:style-name="P75">文明 崩塌、自滅 機率 極端強烈相依於 文明層級、道、德 相對性。</text:p>
                                          <text:list>
                                            <text:list-item>
                                              <text:p text:style-name="P76">文明層級、道 相對高，德 相對低，文明 崩塌 機率 相對高。</text:p>
                                            </text:list-item>
                                            <text:list-item>
                                              <text:p text:style-name="P76">文明層級、道 相對低，德 相對高，文明 崩塌 機率 相對低。</text:p>
                                            </text:list-item>
                                            <text:list-item>
                                              <text:p text:style-name="P77">文明層級、道、德 相差不多，文明 崩塌、自滅 機率 相對平均。</text:p>
                                            </text:list-item>
                                            <text:list-item>
                                              <text:p text:style-name="P77">相對高、相對低 相依於 該文明的 個體群的 肉質層、意識層。</text:p>
                                            </text:list-item>
                                            <text:list-item>
                                              <text:p text:style-name="P77">不同個體、不同物種 有 不同的 判斷高低的 條件、指標、閥值。</text:p>
                                            </text:list-item>
                                            <text:list-item>
                                              <text:p text:style-name="P78">文明 有機率使用 常態分佈，取得 非精確 判斷高低的 條件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7">道 是 短期累積、容易傳承、不易斷鏈。</text:p>
                                      <text:list>
                                        <text:list-item>
                                          <text:p text:style-name="P77">明顯例子，科學斷鏈、科技斷鏈。</text:p>
                                          <text:list>
                                            <text:list-item>
                                              <text:p text:style-name="P77">斷鏈之後，重新 觀測、非監督式學習，迅速 恢復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9">道 以 肉質層傳承 為主。</text:p>
                                        </text:list-item>
                                        <text:list-item>
                                          <text:p text:style-name="P77">道 以 意識層傳承 為輔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7">德 是 長期累積、不易傳承、容易斷鏈。</text:p>
                                      <text:list>
                                        <text:list-item>
                                          <text:p text:style-name="P79">明顯例子，文學斷鏈、文化斷鏈。</text:p>
                                          <text:list>
                                            <text:list-item>
                                              <text:p text:style-name="P79">斷鏈之後，進行 考古、非監督式學習，緩慢 恢復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9">德 以 意識層傳承 為主。</text:p>
                                        </text:list-item>
                                        <text:list-item>
                                          <text:p text:style-name="P79">德 以 肉質層傳承 為輔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7">文明層級 越低。</text:p>
                                      <text:list>
                                        <text:list-item>
                                          <text:p text:style-name="P77">文明 越優先發展 看得見、摸得著、容易非監督式學習 的 道。</text:p>
                                          <text:list>
                                            <text:list-item>
                                              <text:p text:style-name="P236"><text:span text:style-name="T44">對於 低層級文明 來說，優先 有機率是 偏重、獨厚</text:span><text:span text:style-name="T23">、</text:span><text:span text:style-name="T26">100%</text:span><text:span text:style-name="T44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0">文明層級 越高。</text:p>
                                      <text:list>
                                        <text:list-item>
                                          <text:p text:style-name="P81">文明 越優先發展 看不見、摸不著、不易非監督式學習 的 德。</text:p>
                                          <text:list>
                                            <text:list-item>
                                              <text:p text:style-name="P237"><text:span text:style-name="T44">對於 高層級文明 來說，優先 不是 偏重、獨厚</text:span><text:span text:style-name="T23">、</text:span><text:span text:style-name="T26">100%</text:span><text:span text:style-name="T44">。</text:span></text:p>
                                            </text:list-item>
                                            <text:list-item>
                                              <text:p text:style-name="P81">文明層級 越高，越會動態調整 道、德 的 發展層級、發展程度。</text:p>
                                            </text:list-item>
                                            <text:list-item>
                                              <text:p text:style-name="P243"><text:span text:style-name="T44">個體、道、德 要 同時</text:span><text:span text:style-name="T42">、同步、並行</text:span><text:span text:style-name="T44"> 發展</text:span><text:span text:style-name="T42">、提升、昇華</text:span><text:span text:style-name="T44">。</text:span></text:p>
                                            </text:list-item>
                                            <text:list-item>
                                              <text:p text:style-name="P244"><text:span text:style-name="T42">文明、</text:span><text:span text:style-name="T44">本能、傳承 要 同時</text:span><text:span text:style-name="T42">、同步、並行</text:span><text:span text:style-name="T44"> 發展</text:span><text:span text:style-name="T42">、提升、昇華</text:span><text:span text:style-name="T44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2">個體、道、德 也有 終極權重比。</text:p>
                                          <text:list>
                                            <text:list-item>
                                              <text:p text:style-name="P83">文明 以 終極權重比 發展，文明程度 提升、昇華 效率 最優良。</text:p>
                                            </text:list-item>
                                            <text:list-item>
                                              <text:p text:style-name="P82">文明 以 終極權重比 發展，文明層級 提升、昇華 效率 最優良。</text:p>
                                            </text:list-item>
                                            <text:list-item>
                                              <text:p text:style-name="P84">終極權重比 不是 常數、剛體。</text:p>
                                            </text:list-item>
                                            <text:list-item>
                                              <text:p text:style-name="P84">終極權重比 強烈相依於 文明、個體、道、德 的 一切。</text:p>
                                            </text:list-item>
                                            <text:list-item>
                                              <text:p text:style-name="P82">終極權重比 強烈相依於 文明、個體、道、德 的 本能、傳承。</text:p>
                                            </text:list-item>
                                            <text:list-item>
                                              <text:p text:style-name="P82">終極權重比 強烈相依於 文明、個體、道、德 的 層級、程度。</text:p>
                                            </text:list-item>
                                            <text:list-item>
                                              <text:p text:style-name="P82">文明程度的終極權重比、文明層級的終極權重比 有機率 不同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6">德的上限 高，不代表 當下的德 高。</text:p>
                                </text:list-item>
                                <text:list-item>
                                  <text:p text:style-name="P66">德的上限 低，不代表 當下的德 低。</text:p>
                                  <text:list>
                                    <text:list-item>
                                      <text:p text:style-name="P66">當下的德 低，不代表 德的上限 低。</text:p>
                                    </text:list-item>
                                  </text:list>
                                </text:list-item>
                                <text:list-item>
                                  <text:p text:style-name="P85">文明層級的上限 高，不代表 當下的文明層級 高。</text:p>
                                  <text:list>
                                    <text:list-item>
                                      <text:p text:style-name="P85">文明 有機率 一直停留在 第一層級文明。</text:p>
                                    </text:list-item>
                                    <text:list-item>
                                      <text:p text:style-name="P86">文明 有機率 一直在 第零層級文明 ~ 第二層級文明 之間，區間震盪。</text:p>
                                    </text:list-item>
                                    <text:list-item>
                                      <text:p text:style-name="P87">文明 有機率 趨向、漸進、直接 滅絕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德 越高，文明層級 越高。</text:p>
              <text:list>
                <text:list-item>
                  <text:p text:style-name="P58">德 是 所有個體 蘊含的 德 當中，最低的 德。</text:p>
                  <text:list>
                    <text:list-item>
                      <text:p text:style-name="P58">木桶理論。</text:p>
                    </text:list-item>
                    <text:list-item>
                      <text:p text:style-name="P58">文明層級 本身、當下、上限 極端強烈受限於 德、當下的德、德的上限、木桶理論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0"><text:bookmark-start text:name="評判"/>評判<text:bookmark-end text:name="評判"/></text:p>
          <text:list>
            <text:list-item>
              <text:p text:style-name="P52"><text:span text:style-name="T3">&lt;_?</text:span><text:span text:style-name="T4">3_&gt;個體 有機率評判 該&lt;?2&gt;個體 的 德。</text:span></text:p>
              <text:list>
                <text:list-item>
                  <text:p text:style-name="P171">&lt;?n&gt;~&lt;?u&gt;個體 有機率評判 該&lt;?2&gt;個體 的 德。</text:p>
                </text:list-item>
                <text:list-item>
                  <text:p text:style-name="P171">&lt;?[]&gt;個體 有機率評判 該&lt;?2&gt;個體 的 德。</text:p>
                  <text:list>
                    <text:list-item>
                      <text:p text:style-name="P194">&lt;?[]&gt;個體 是 本層級世界。</text:p>
                    </text:list-item>
                    <text:list-item>
                      <text:p text:style-name="P52"><text:span text:style-name="T4">&lt;?</text:span><text:span text:style-name="T5">[]&gt;個體 直接蘊含 &lt;?n&gt;個體。</text:span></text:p>
                    </text:list-item>
                  </text:list>
                </text:list-item>
                <text:list-item>
                  <text:p text:style-name="P52"><text:span text:style-name="T3">&lt;?</text:span><text:span text:style-name="T4">[+1]&gt;個體 有機率評判 該&lt;?2&gt;個體 的 德。</text:span></text:p>
                  <text:list>
                    <text:list-item>
                      <text:p text:style-name="P52"><text:span text:style-name="T4">&lt;?</text:span><text:span text:style-name="T6">[+1]&gt;個體 是 &lt;?[]&gt;個體的 下一層級世界。</text:span></text:p>
                    </text:list-item>
                    <text:list-item>
                      <text:p text:style-name="P195">&lt;?[+1]&gt;個體 直接蘊含 &lt;?[]&gt;個體。</text:p>
                    </text:list-item>
                  </text:list>
                </text:list-item>
                <text:list-item>
                  <text:p text:style-name="P171">&lt;?[N]&gt;~&lt;?[]&gt;個體 有機率評判 該&lt;?2&gt;個體 的 德。</text:p>
                  <text:list>
                    <text:list-item>
                      <text:p text:style-name="P172">&lt;?[N]&gt; 是 最高層層級世界。</text:p>
                    </text:list-item>
                  </text:list>
                </text:list-item>
                <text:list-item>
                  <text:p text:style-name="P88">不同個體、不同物種 有 不同的 判斷高低的 條件、指標、閥值。</text:p>
                  <text:list>
                    <text:list-item>
                      <text:p text:style-name="P53">個體 的 明顯<text:span text:style-name="T3">例子，&lt;?</text:span><text:span text:style-name="T7">2&gt;個體</text:span><text:span text:style-name="T68">。</text:span></text:p>
                    </text:list-item>
                  </text:list>
                </text:list-item>
                <text:list-item>
                  <text:p text:style-name="P89">不同評判者<text:span text:style-name="T67"> 有 不同的 判斷高低的 條件、指標、閥值。</text:span></text:p>
                  <text:list>
                    <text:list-item>
                      <text:p text:style-name="P89">評判者 的 明顯例子，<text:span text:style-name="T30">&lt;_?</text:span><text:span text:style-name="T31">3_&gt;個體。</text:span></text:p>
                    </text:list-item>
                  </text:list>
                </text:list-item>
                <text:list-item>
                  <text:p text:style-name="P173">對於 &lt;?2&gt;個體 來說，&lt;_?3_&gt;個體 對 &lt;?2&gt;個體 的 評判、決策、影響 最大。</text:p>
                  <text:list>
                    <text:list-item>
                      <text:p text:style-name="P173">原因很明顯，對於 其他 評判者 來說，&lt;?2&gt;個體 是 蘊含的 蘊含的…蘊含的 個體。</text:p>
                      <text:list>
                        <text:list-item>
                          <text:p text:style-name="P173">&lt;?2&gt;個體 實在是 極端渺小、極端趨近於零、極端趨近於無。</text:p>
                        </text:list-item>
                        <text:list-item>
                          <text:p text:style-name="P174">除非 該&lt;?2&gt;個體 是 造成 其他評判者 發生 大趨勢 的 發生點。</text:p>
                          <text:list>
                            <text:list-item>
                              <text:p text:style-name="P174">假定，該評判者 的 本能、傳承 足夠高，能夠 偵測、感測、觀測 該&lt;?2&gt;個體。</text:p>
                            </text:list-item>
                            <text:list-item>
                              <text:p text:style-name="P175">否則 該評判者 不會在乎 該&lt;?2&gt;個體 本身、的存在、是否存在。</text:p>
                            </text:list-item>
                            <text:list-item>
                              <text:p text:style-name="P174">否則 該評判者 根本不知道 該&lt;?2&gt;個體 本身、的存在、是否存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4">對於 &lt;?2&gt;個體 來說，最接近 的 評判者 是 &lt;_?3_&gt;個體。</text:p>
                      <text:list>
                        <text:list-item>
                          <text:p text:style-name="P174">&lt;?2&gt;個體 不要以 自己 為 中心思想。 </text:p>
                        </text:list-item>
                        <text:list-item>
                          <text:p text:style-name="P174">&lt;?2&gt;個體 要以 &lt;_?3_&gt;個體 為 中心思想。</text:p>
                        </text:list-item>
                        <text:list-item>
                          <text:p text:style-name="P174">明顯例子，&lt;?2&gt;個體 是 遊樂園服務生。</text:p>
                          <text:list>
                            <text:list-item>
                              <text:p text:style-name="P174">&lt;_?3_&gt;個體 是 遊樂園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6">&lt;?2&gt;個體 不是以 &lt;?2&gt;個體 為 中心思想。</text:p>
              <text:list>
                <text:list-item>
                  <text:p text:style-name="P177">個體 是 個體（本身）、群體、文明、國家、宗教、信仰、信念、物種、種族、族群、型態。</text:p>
                </text:list-item>
              </text:list>
            </text:list-item>
            <text:list-item>
              <text:p text:style-name="P240"><text:span text:style-name="T43">&lt;?2&gt;個體 是</text:span><text:span text:style-name="T31">以 &lt;_?3_&gt;個體 為 中心思想。</text:span></text:p>
              <text:list>
                <text:list-item>
                  <text:p text:style-name="P178">&lt;_?3_&gt;個體 身強體壯，&lt;?2&gt;個體 有機率 也會。</text:p>
                </text:list-item>
                <text:list-item>
                  <text:p text:style-name="P178">&lt;_?3_&gt;個體 身弱體衰，&lt;?2&gt;個體 有機率 也會。</text:p>
                  <text:list>
                    <text:list-item>
                      <text:p text:style-name="P178">造成 &lt;_?3_&gt;個體 身弱體衰 的 &lt;?2&gt;個體，有機率 崩塌、自滅、被視為危害、被殲滅。</text:p>
                    </text:list-item>
                  </text:list>
                </text:list-item>
              </text:list>
            </text:list-item>
            <text:list-item>
              <text:p text:style-name="P179">&lt;?2&gt;個體 不是 以 &lt;?2&gt;個體 為 中心思想，對 思想、決策、行動 的 善、惡 做評判。</text:p>
              <text:list>
                <text:list-item>
                  <text:p text:style-name="P179">&lt;?2&gt;個體 是 以 &lt;_?3_&gt;個體 為 中心思想，對 思想、決策、行動 的 善、惡 做評判。</text:p>
                </text:list-item>
                <text:list-item>
                  <text:p text:style-name="P180">&lt;?2&gt;個體（想像）站在 &lt;_?3_&gt;個體 的 視角，評判 該、其他 &lt;?2&gt;個體 所做的 一切。</text:p>
                </text:list-item>
                <text:list-item>
                  <text:p text:style-name="P177">想像 是 該&lt;?2&gt;個體 想像 自己 是 &lt;_?3_&gt;個體。</text:p>
                </text:list-item>
                <text:list-item>
                  <text:p text:style-name="P181">明顯例子，假定，細胞個體 是 人類個體的 細胞個體。</text:p>
                  <text:list>
                    <text:list-item>
                      <text:p text:style-name="P182">正常細胞個體 不是以 正常細胞個體 為 中心思想，做評判。</text:p>
                      <text:list>
                        <text:list-item>
                          <text:p text:style-name="P182">正常 是 善、有益於人類個體。</text:p>
                          <text:list>
                            <text:list-item>
                              <text:p text:style-name="P182">有益於 是 該個體 存在（本身）、狀態、運作、機制、變化、變化變化 有益於。</text:p>
                            </text:list-item>
                          </text:list>
                        </text:list-item>
                        <text:list-item>
                          <text:p text:style-name="P182">正常細胞個體 認定的 正常細胞個體，不一定是 正常細胞個體。</text:p>
                        </text:list-item>
                      </text:list>
                    </text:list-item>
                    <text:list-item>
                      <text:p text:style-name="P181">正常細胞個體 是以 人類個體 為 中心思想，做評判。</text:p>
                      <text:list>
                        <text:list-item>
                          <text:p text:style-name="P183">人類個體 認定的 正常細胞個體，才是 正常細胞個體。</text:p>
                        </text:list-item>
                      </text:list>
                    </text:list-item>
                    <text:list-item>
                      <text:p text:style-name="P183">癌細胞個體 是以 癌細胞個體 為 中心思想，做評判。</text:p>
                      <text:list>
                        <text:list-item>
                          <text:p text:style-name="P184">癌細胞個體 有機率認定自己是 正常細胞、至高無上、神聖不可侵犯 的個體。</text:p>
                        </text:list-item>
                        <text:list-item>
                          <text:p text:style-name="P184">癌 是 惡、有害於人類個體。</text:p>
                          <text:list>
                            <text:list-item>
                              <text:p text:style-name="P184">有害於 是 該個體 存在（本身）、狀態、運作、機制、變化、變化變化 有害於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3">癌細胞個體 不是以 人類個體 為 中心思想，做評判。</text:p>
                      <text:list>
                        <text:list-item>
                          <text:p text:style-name="P183">即便 人類個體 身弱體衰、有機率進入『完全死亡狀態』，癌細胞 也 在所不惜。</text:p>
                        </text:list-item>
                        <text:list-item>
                          <text:p text:style-name="P183">對於 癌細胞 來說，當下的當下 最重要。</text:p>
                        </text:list-item>
                        <text:list-item>
                          <text:p text:style-name="P183">對於 癌細胞 來說，過去的當下、未來的當下 都 太過遙遠。</text:p>
                        </text:list-item>
                        <text:list-item>
                          <text:p text:style-name="P183">以 自己 為中心思想 的 癌細胞，有機率 完全不在乎 該人類個體。</text:p>
                          <text:list>
                            <text:list-item>
                              <text:p text:style-name="P185">自己 是 個體（本身）、群體、文明、國家、宗教、信仰、信念、物種、種族。</text:p>
                            </text:list-item>
                            <text:list-item>
                              <text:p text:style-name="P185">明顯例子，以 錢 為中心思想 的 個體，有機率 完全不在乎 德、&lt;_?3_&gt;個體。</text:p>
                              <text:list>
                                <text:list-item>
                                  <text:p text:style-name="P185">原因很明顯，錢、德 不是 正相關。</text:p>
                                  <text:list>
                                    <text:list-item>
                                      <text:p text:style-name="P185">理論上，錢、德 無相關。</text:p>
                                      <text:list>
                                        <text:list-item>
                                          <text:p text:style-name="P186">明顯例子，以 錢、金融系統 為 中心思想 的 個體。</text:p>
                                          <text:list>
                                            <text:list-item>
                                              <text:p text:style-name="P187">企業 是否賺 錢，不是 看老闆的 德。</text:p>
                                            </text:list-item>
                                            <text:list-item>
                                              <text:p text:style-name="P185">企業 是否賺 錢，是看 產品 是否 熱銷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88">實務上，錢、德 有機率 負相關。</text:p>
                                      <text:list>
                                        <text:list-item>
                                          <text:p text:style-name="P188">明顯例子，以 錢、金融系統 為 中心思想 的 個體。</text:p>
                                          <text:list>
                                            <text:list-item>
                                              <text:p text:style-name="P189">產品 越熱銷，錢 越多。</text:p>
                                            </text:list-item>
                                            <text:list-item>
                                              <text:p text:style-name="P190">產品 越缺德，成本 越低，錢 越多。</text:p>
                                            </text:list-item>
                                            <text:list-item>
                                              <text:p text:style-name="P190">產品 越無德，成本 越低，錢 越多。</text:p>
                                            </text:list-item>
                                            <text:list-item>
                                              <text:p text:style-name="P191">產品 越反德，成本 越低，錢 越多。</text:p>
                                            </text:list-item>
                                            <text:list-item>
                                              <text:p text:style-name="P188">錢 越多，企業發售產品的 機會 越多。</text:p>
                                            </text:list-item>
                                            <text:list-item>
                                              <text:p text:style-name="P188">明顯例子，收集 客人吃剩的菜，集結，加熱，賣給 其他客人。</text:p>
                                            </text:list-item>
                                            <text:list-item>
                                              <text:p text:style-name="P188">明顯例子，氾濫 開立 奧施康定 處方籤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2"><text:bookmark-start text:name="&lt;2&gt;個體的 輸出 越有益，&lt;2&gt;個體的 德 越高"/><text:span text:style-name="T74">&lt;?</text:span><text:span text:style-name="T75">2&gt;個體的 輸出 越有益，&lt;?2&gt;</text:span><text:span text:style-name="T47">個體的 德 越高</text:span><text:bookmark-end text:name="&lt;2&gt;個體的 輸出 越有益，&lt;2&gt;個體的 德 越高"/></text:p>
          <text:list>
            <text:list-item>
              <text:p text:style-name="P193"><text:span text:style-name="T74">&lt;?</text:span><text:span text:style-name="T75">2&gt;個體的 輸出、產出、貢獻、思想、決策、行動、作為 越有益，&lt;?2&gt;</text:span><text:span text:style-name="T47">個體的 德 越高。</text:span></text:p>
            </text:list-item>
            <text:list-item>
              <text:p text:style-name="P245"><text:span text:style-name="T47">內容在</text:span><text:span text:style-name="T70">神、預言 (第2本)</text:span><text:span text:style-name="T73">文件的</text:span><text:span text:style-name="T70">預知夢</text:span><text:span text:style-name="T48">的</text:span><text:span text:style-name="T71">&lt;?</text:span><text:span text:style-name="T72">2&gt;個體的 輸出 越有益，&lt;?2&gt;</text:span><text:span text:style-name="T49">個體的 德 越高</text:span><text:span text:style-name="T47">。</text:span></text:p>
            </text:list-item>
          </text:list>
        </text:list-item>
        <text:list-item>
          <text:p text:style-name="P90"><text:bookmark-start text:name="文明 與 德"/>文明 與 德<text:bookmark-end text:name="文明 與 德"/></text:p>
          <text:list>
            <text:list-item>
              <text:p text:style-name="P90">文明 是 生命。</text:p>
            </text:list-item>
            <text:list-item>
              <text:p text:style-name="P90">生命 是 文明。</text:p>
              <text:list>
                <text:list-item>
                  <text:p text:style-name="P90">明顯例子，對於 地球個體 來說，人類文明 是 生命。</text:p>
                </text:list-item>
                <text:list-item>
                  <text:p text:style-name="P91">明顯例子，對於 <text:span text:style-name="T2">人類</text:span>個體 來說，人類文明 是 人類個體的 文明。</text:p>
                  <text:list>
                    <text:list-item>
                      <text:p text:style-name="P90">對於 人類個體 來說，人類個體 是 生命。</text:p>
                    </text:list-item>
                    <text:list-item>
                      <text:p text:style-name="P90">對於 細胞個體 來說，人類個體 是 細胞個體的 文明。</text:p>
                      <text:list>
                        <text:list-item>
                          <text:p text:style-name="P90">對於 細胞個體 來說，細胞個體 是 生命。</text:p>
                        </text:list-item>
                        <text:list-item>
                          <text:p text:style-name="P90">對於 動能個體 來說，細胞個體 是 動能個體的 文明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明顯例子，某一特定細胞個體 存在、生存、生活 在 某一特定人類個體。</text:p>
              <text:list>
                <text:list-item>
                  <text:p text:style-name="P90">該細胞個體的 行動，讓 該人類個體 身強體壯。</text:p>
                  <text:list>
                    <text:list-item>
                      <text:p text:style-name="P90">該人類個體 認定 該細胞個體 有德。<text:span text:style-name="T56">（明顯例子，正常搬運氧氣的 紅血球個體）</text:span></text:p>
                    </text:list-item>
                  </text:list>
                </text:list-item>
                <text:list-item>
                  <text:p text:style-name="P90">該細胞個體的 行動，讓 該人類個體 身弱體衰。</text:p>
                  <text:list>
                    <text:list-item>
                      <text:p text:style-name="P90">該人類個體 認定 該細胞個體 缺德、無德、反德。<text:span text:style-name="T56">（明顯例子，癌細胞）</text:span></text:p>
                    </text:list-item>
                    <text:list-item>
                      <text:p text:style-name="P90">該人類個體、其他人類個體、其他細胞個體 有機率殲滅 該細胞個體。</text:p>
                    </text:list-item>
                  </text:list>
                </text:list-item>
              </text:list>
            </text:list-item>
            <text:list-item>
              <text:p text:style-name="P90">明顯例子，某一特<text:span text:style-name="T3">定&lt;?</text:span><text:span text:style-name="T11">2&gt;</text:span>個體 存在、生存、生活 在 某一特定行星個體。</text:p>
              <text:list>
                <text:list-item>
                  <text:p text:style-name="P90">該<text:span text:style-name="T3">&lt;?</text:span><text:span text:style-name="T11">2&gt;</text:span>個體的 行動，讓 該行星個體 身強體壯。</text:p>
                  <text:list>
                    <text:list-item>
                      <text:p text:style-name="P90">該行星個體 認定 該<text:span text:style-name="T3">&lt;?</text:span><text:span text:style-name="T11">2&gt;</text:span>個體 有德。</text:p>
                    </text:list-item>
                  </text:list>
                </text:list-item>
                <text:list-item>
                  <text:p text:style-name="P90">該<text:span text:style-name="T3">&lt;?</text:span><text:span text:style-name="T11">2&gt;</text:span>個體的 行動，讓 該行星個體 身弱體衰。</text:p>
                  <text:list>
                    <text:list-item>
                      <text:p text:style-name="P90">該行星個體 認定 該<text:span text:style-name="T3">&lt;?</text:span><text:span text:style-name="T11">2&gt;</text:span>個體 缺德、無德、反德。</text:p>
                    </text:list-item>
                    <text:list-item>
                      <text:p text:style-name="P90">該行星個體、其他行星個體、其他<text:span text:style-name="T33">星船</text:span>個體 有機率殲滅 該<text:span text:style-name="T3">&lt;?</text:span><text:span text:style-name="T11">2&gt;</text:span>個體。</text:p>
                      <text:list>
                        <text:list-item>
                          <text:p text:style-name="P90">其他<text:span text:style-name="T2">&lt;?</text:span><text:span text:style-name="T33">2&gt;</text:span>個體 的 明顯例子，高層級文明的 <text:span text:style-name="T2">&lt;?</text:span><text:span text:style-name="T33">2&gt;</text:span>個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明顯例子，某一特<text:span text:style-name="T3">定&lt;?</text:span><text:span text:style-name="T11">2&gt;</text:span>個體 存在、生存、生活 在 <text:span text:style-name="T2">&lt;_?</text:span><text:span text:style-name="T34">3_&gt;</text:span>個體。</text:p>
              <text:list>
                <text:list-item>
                  <text:p text:style-name="P90">該<text:span text:style-name="T3">&lt;?</text:span><text:span text:style-name="T11">2&gt;</text:span>個體的 行動，讓 <text:span text:style-name="T2">&lt;_?</text:span><text:span text:style-name="T34">3_&gt;</text:span>個體 身強體壯。</text:p>
                  <text:list>
                    <text:list-item>
                      <text:p text:style-name="P90"><text:span text:style-name="T2">&lt;_?</text:span><text:span text:style-name="T34">3_&gt;</text:span>個體 認定 該<text:span text:style-name="T3">&lt;?</text:span><text:span text:style-name="T11">2&gt;</text:span>個體 有德。</text:p>
                    </text:list-item>
                  </text:list>
                </text:list-item>
                <text:list-item>
                  <text:p text:style-name="P90">該<text:span text:style-name="T3">&lt;?</text:span><text:span text:style-name="T11">2&gt;</text:span>個體的 行動，讓 <text:span text:style-name="T2">&lt;_?</text:span><text:span text:style-name="T34">3_&gt;</text:span>個體 身弱體衰。</text:p>
                  <text:list>
                    <text:list-item>
                      <text:p text:style-name="P90"><text:span text:style-name="T2">&lt;_?</text:span><text:span text:style-name="T34">3_&gt;</text:span>個體 認定 該<text:span text:style-name="T3">&lt;?</text:span><text:span text:style-name="T11">2&gt;</text:span>個體 缺德、無德、反德。</text:p>
                    </text:list-item>
                    <text:list-item>
                      <text:p text:style-name="P92"><text:span text:style-name="T2">&lt;_?</text:span><text:span text:style-name="T34">3_&gt;</text:span>個體、<text:span text:style-name="T2">&lt;?</text:span><text:span text:style-name="T34">3&gt;</text:span>個體、其他<text:span text:style-name="T2">&lt;?</text:span><text:span text:style-name="T33">2&gt;</text:span>個體 有機率殲滅 該<text:span text:style-name="T3">&lt;?</text:span><text:span text:style-name="T11">2&gt;</text:span>個體。</text:p>
                    </text:list-item>
                  </text:list>
                </text:list-item>
              </text:list>
            </text:list-item>
            <text:list-item>
              <text:p text:style-name="P90">德 越高，意識層個體蘊含的 最高層級 越高，被上提的 機率 越高。</text:p>
              <text:list>
                <text:list-item>
                  <text:p text:style-name="P93">被上提 是<text:span text:style-name="T39">（人類認定的）修煉成神、修仙。</text:span></text:p>
                </text:list-item>
                <text:list-item>
                  <text:p text:style-name="P94">每一個個體 對 德，有 不同的 <text:span text:style-name="T67">條件、指標、閥值</text:span>。</text:p>
                  <text:list>
                    <text:list-item>
                      <text:p text:style-name="P94">明顯例子，地球文明、地球個體、太陽系個體、銀河系<text:span text:style-name="T3">個體、&lt;_?</text:span><text:span text:style-name="T12">3_&gt;個體、&lt;?[]&gt;個體</text:span><text:span text:style-name="T79">。</text:span></text:p>
                    </text:list-item>
                  </text:list>
                </text:list-item>
                <text:list-item>
                  <text:p text:style-name="P95">每一個個體的 德，有 不同的 <text:span text:style-name="T67">條件、指標、閥值</text:span>。</text:p>
                  <text:list>
                    <text:list-item>
                      <text:p text:style-name="P96">不同個體 做出 同樣的行動，有機率有 不同的 德。</text:p>
                    </text:list-item>
                    <text:list-item>
                      <text:p text:style-name="P97">明顯例子<text:span text:style-name="T3">，T</text:span>細胞個體、癌細胞個體 同樣做出 攻擊 其他細胞個體 的行動。</text:p>
                      <text:list>
                        <text:list-item>
                          <text:p text:style-name="P98"><text:span text:style-name="T2">T</text:span>細胞個體 攻擊 癌細胞個體。</text:p>
                          <text:list>
                            <text:list-item>
                              <text:p text:style-name="P98">對於<text:span text:style-name="T3"> T細胞</text:span>個體 來說，自己 是 正常細胞個體。</text:p>
                            </text:list-item>
                            <text:list-item>
                              <text:p text:style-name="P99">對於 <text:span text:style-name="T3">T細</text:span>胞個體 來說，自己 在攻擊 癌細胞個體。</text:p>
                            </text:list-item>
                            <text:list-item>
                              <text:p text:style-name="P99">對於 <text:span text:style-name="T3">T</text:span>細胞個體、<text:span text:style-name="T3">T</text:span>細胞文明 來說，自己的 行動 是 有德。</text:p>
                              <text:list>
                                <text:list-item>
                                  <text:p text:style-name="P99"><text:span text:style-name="T3">T</text:span>細胞文明 是 <text:span text:style-name="T3">T</text:span>細胞個體 組成的 文明。</text:p>
                                </text:list-item>
                              </text:list>
                            </text:list-item>
                            <text:list-item>
                              <text:p text:style-name="P99">對於 <text:span text:style-name="T3">T</text:span>細胞個體、<text:span text:style-name="T3">T</text:span>細胞文明 來說<text:span text:style-name="T3">，癌細</text:span>胞的 行動 是 缺德、無德、反德。</text:p>
                            </text:list-item>
                          </text:list>
                        </text:list-item>
                        <text:list-item>
                          <text:p text:style-name="P97">癌細胞個體 攻擊 正常細胞個體。</text:p>
                          <text:list>
                            <text:list-item>
                              <text:p text:style-name="P100">對於 癌細胞個體 來說，自己 是 正常細胞個體。</text:p>
                            </text:list-item>
                            <text:list-item>
                              <text:p text:style-name="P100">對於 癌細胞個體 來說，自己 在攻擊 癌細胞個體。</text:p>
                            </text:list-item>
                            <text:list-item>
                              <text:p text:style-name="P100">對於 癌細胞個體、癌細胞文明 來說，自己的 行動 是 有德。</text:p>
                              <text:list>
                                <text:list-item>
                                  <text:p text:style-name="P100">癌細胞文明 是 癌細胞個體 組成的 文明。</text:p>
                                </text:list-item>
                              </text:list>
                            </text:list-item>
                            <text:list-item>
                              <text:p text:style-name="P99">對於 癌細胞個體、癌細胞文明 來說<text:span text:style-name="T3">，T細</text:span>胞的 行動 是 缺德、無德、反德。</text:p>
                            </text:list-item>
                          </text:list>
                        </text:list-item>
                        <text:list-item>
                          <text:p text:style-name="P101"><text:span text:style-name="T2">T</text:span>細胞個體的 行動，讓 <text:span text:style-name="T2">人類</text:span>個體 身強體壯。</text:p>
                          <text:list>
                            <text:list-item>
                              <text:p text:style-name="P102">對於 人類個體、其他正常細胞個體 來說<text:span text:style-name="T3">，T細</text:span>胞個體 是 正常細胞個體。</text:p>
                            </text:list-item>
                            <text:list-item>
                              <text:p text:style-name="P101">對於 人類個體、其他正常細胞個體 來<text:span text:style-name="T3">說，T細</text:span>胞個體 在攻擊 癌細胞個體。</text:p>
                            </text:list-item>
                            <text:list-item>
                              <text:p text:style-name="P101">對於 <text:span text:style-name="T3">人類</text:span>個體、其他正常細胞個體 來說<text:span text:style-name="T3">，T</text:span>細胞個體的 行動 有德。</text:p>
                              <text:list>
                                <text:list-item>
                                  <text:p text:style-name="P103"><text:span text:style-name="T3">人類</text:span>個體 有機率 守護、保養、滋潤 該<text:span text:style-name="T2">T</text:span>細胞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1"><text:span text:style-name="T2">癌</text:span>細胞個體的 行動，讓 <text:span text:style-name="T2">人類</text:span>個體 身弱體衰。</text:p>
                          <text:list>
                            <text:list-item>
                              <text:p text:style-name="P102">對於 人類個體、其他正常細胞個體 來說，癌細胞個體 是 癌細胞個體。</text:p>
                            </text:list-item>
                            <text:list-item>
                              <text:p text:style-name="P104">對於 人類個體、其他正常細胞個體 來說，癌細胞個體 在攻擊 正常細胞個體。</text:p>
                            </text:list-item>
                            <text:list-item>
                              <text:p text:style-name="P105">對於 <text:span text:style-name="T3">人類</text:span>個體、其他正常細胞個體 來說<text:span text:style-name="T3">，癌細</text:span>胞的 行動 缺德、無德、反德。</text:p>
                              <text:list>
                                <text:list-item>
                                  <text:p text:style-name="P106"><text:span text:style-name="T3">人類</text:span>個體 有機率 殲滅、滅絕、反孕育 該<text:span text:style-name="T2">癌</text:span>細胞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7"><text:span text:style-name="T3">&lt;?</text:span><text:span text:style-name="T13">[]&gt;個體 越認定 某一特定</text:span><text:span text:style-name="T3">&lt;?</text:span><text:span text:style-name="T13">2&gt;個</text:span><text:span text:style-name="T80">體 有德，</text:span><text:span text:style-name="T13">該&lt;?2&gt;個</text:span><text:span text:style-name="T80">體 </text:span>被上提的 機率 越高。</text:p>
                    </text:list-item>
                    <text:list-item>
                      <text:p text:style-name="P107"><text:span text:style-name="T3">&lt;_?</text:span><text:span text:style-name="T13">3_&gt;個體 越認定 某一特定</text:span><text:span text:style-name="T3">&lt;?</text:span><text:span text:style-name="T13">2&gt;個</text:span><text:span text:style-name="T80">體 有德，</text:span><text:span text:style-name="T13">該&lt;?2&gt;個</text:span><text:span text:style-name="T80">體 </text:span>被上提的 機率 越高。</text:p>
                    </text:list-item>
                    <text:list-item>
                      <text:p text:style-name="P108">某一特定<text:span text:style-name="T13">&lt;?2&gt;個</text:span><text:span text:style-name="T80">體 有機率認定 某一特定</text:span><text:span text:style-name="T13">個體 太過遙遠、遙不可及、不可名狀的存在。</text:span></text:p>
                      <text:list>
                        <text:list-item>
                          <text:p text:style-name="P109">某一特定<text:span text:style-name="T13">&lt;?2&gt;個</text:span><text:span text:style-name="T80">體 有機率認定 </text:span><text:span text:style-name="T3">&lt;?</text:span><text:span text:style-name="T13">[]&gt;個體 太過遙遠、遙不可及、不可名狀的存在。</text:span></text:p>
                          <text:list>
                            <text:list-item>
                              <text:p text:style-name="P196">該&lt;?2&gt;個體 有機率 完全不知道。</text:p>
                              <text:list>
                                <text:list-item>
                                  <text:p text:style-name="P110"><text:span text:style-name="T3">&lt;?</text:span><text:span text:style-name="T13">[]&gt;個體 </text:span>對 德，有 什麼樣的 <text:span text:style-name="T67">條件、指標、閥值</text:span>。</text:p>
                                </text:list-item>
                              </text:list>
                            </text:list-item>
                            <text:list-item>
                              <text:p text:style-name="P111"><text:span text:style-name="T13">對於 </text:span><text:span text:style-name="T3">&lt;?</text:span><text:span text:style-name="T13">[]&gt;個體 來說。</text:span></text:p>
                              <text:list>
                                <text:list-item>
                                  <text:p text:style-name="P197">該&lt;?2&gt;個體 有機率 極端渺小，感受不到 該&lt;?2&gt;個體的存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2"><text:span text:style-name="T13">該&lt;?2&gt;個體 有機率認定 &lt;_?</text:span><text:span text:style-name="T14">3_</text:span><text:span text:style-name="T13">&gt;個體 太過遙遠、遙不可及、不可名狀的存在。</text:span></text:p>
                          <text:list>
                            <text:list-item>
                              <text:p text:style-name="P198">該&lt;?2&gt;個體 有機率 完全不知道。</text:p>
                              <text:list>
                                <text:list-item>
                                  <text:p text:style-name="P112"><text:span text:style-name="T3">&lt;_?</text:span><text:span text:style-name="T14">3_</text:span><text:span text:style-name="T13">&gt;個體 </text:span>對 德，有 什麼樣的 <text:span text:style-name="T67">條件、指標、閥值</text:span>。</text:p>
                                </text:list-item>
                              </text:list>
                            </text:list-item>
                            <text:list-item>
                              <text:p text:style-name="P112"><text:span text:style-name="T13">對於 &lt;_?</text:span><text:span text:style-name="T14">3_</text:span><text:span text:style-name="T13">&gt;個體 來說。</text:span></text:p>
                              <text:list>
                                <text:list-item>
                                  <text:p text:style-name="P199">該&lt;?2&gt;個體 有機率 極端渺小，感受不到 該&lt;?2&gt;個體的存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9">該&lt;?2&gt;個體 有機率認定 銀河系個體 太過遙遠、遙不可及、不可名狀的存在。</text:p>
                          <text:list>
                            <text:list-item>
                              <text:p text:style-name="P199">該&lt;?2&gt;個體 有機率 完全不知道。</text:p>
                              <text:list>
                                <text:list-item>
                                  <text:p text:style-name="P113"><text:span text:style-name="T13">銀河系個體 </text:span>對 德，有 什麼樣的 <text:span text:style-name="T67">條件、指標、閥值</text:span>。</text:p>
                                </text:list-item>
                              </text:list>
                            </text:list-item>
                            <text:list-item>
                              <text:p text:style-name="P199">對於 銀河系個體 來說。</text:p>
                              <text:list>
                                <text:list-item>
                                  <text:p text:style-name="P199">該&lt;?2&gt;個體 有機率 極端渺小，感受不到 該&lt;?2&gt;個體的存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9">明顯例子，某一特定細胞個體 存在、生存、生活 在 某一特定人類個體。</text:p>
                          <text:list>
                            <text:list-item>
                              <text:p text:style-name="P200">該細胞個體 有機率認定 銀河系個體 太過遙遠、遙不可及、不可名狀的存在。</text:p>
                              <text:list>
                                <text:list-item>
                                  <text:p text:style-name="P201">該細胞個體 有機率 完全不知道。</text:p>
                                  <text:list>
                                    <text:list-item>
                                      <text:p text:style-name="P114"><text:span text:style-name="T13">銀河系個體 對 德，有 什麼樣的 </text:span><text:span text:style-name="T18">條件、指標、閥值</text:span><text:span text:style-name="T1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01">對於 銀河系個體 來說。</text:p>
                                  <text:list>
                                    <text:list-item>
                                      <text:p text:style-name="P201">該細胞個體 有機率 極端渺小，感受不到 該細胞個體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0">該細胞個體 有機率認定 太陽系個體 太過遙遠、遙不可及、不可名狀的存在。</text:p>
                            </text:list-item>
                            <text:list-item>
                              <text:p text:style-name="P200">該細胞個體 有機率認定 地球個體 太過遙遠、遙不可及、不可名狀的存在。</text:p>
                            </text:list-item>
                            <text:list-item>
                              <text:p text:style-name="P200">該細胞個體 有機率認定 地球文明個體 太過遙遠、遙不可及、不可名狀的存在。</text:p>
                            </text:list-item>
                            <text:list-item>
                              <text:p text:style-name="P200">該細胞個體 有機率認定 人類文明個體 太過遙遠、遙不可及、不可名狀的存在。</text:p>
                            </text:list-item>
                            <text:list-item>
                              <text:p text:style-name="P202">該細胞個體 有機率認定 人類個體 太過遙遠、遙不可及、不可名狀的存在。</text:p>
                            </text:list-item>
                            <text:list-item>
                              <text:p text:style-name="P115"><text:span text:style-name="T13">該細胞個體 有機率知道 呼吸系統個體 對 德，有 什麼樣的 </text:span><text:span text:style-name="T18">條件、指標、閥值</text:span><text:span text:style-name="T13">。</text:span></text:p>
                            </text:list-item>
                            <text:list-item>
                              <text:p text:style-name="P116"><text:span text:style-name="T13">該細胞個體 有機率知道 </text:span><text:span text:style-name="T19">T細胞</text:span><text:span text:style-name="T13">個體 對 德，有 什麼樣的 </text:span><text:span text:style-name="T18">條件、指標、閥值</text:span><text:span text:style-name="T13">。</text:span></text:p>
                            </text:list-item>
                            <text:list-item>
                              <text:p text:style-name="P203">明顯例子，假定，該細胞個體 是 紅血球個體。</text:p>
                              <text:list>
                                <text:list-item>
                                  <text:p text:style-name="P203">該紅血球個體 有機率知道 到 肺部，搬運氧氣 是 德。</text:p>
                                  <text:list>
                                    <text:list-item>
                                      <text:p text:style-name="P117"><text:span text:style-name="T13">呼吸系統個體 對 德 的 </text:span><text:span text:style-name="T18">條件、指標、閥值 是，搬運氧氣</text:span><text:span text:style-name="T1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04">該紅血球個體 有機率知道 不攻擊 其他正常細胞個體 是 德。</text:p>
                                  <text:list>
                                    <text:list-item>
                                      <text:p text:style-name="P118"><text:span text:style-name="T20">T細胞</text:span><text:span text:style-name="T13">個體 對 德 的 </text:span><text:span text:style-name="T18">條件、指標、閥值 是，</text:span><text:span text:style-name="T13">不攻擊 其他正常細胞個體。</text:span></text:p>
                                    </text:list-item>
                                    <text:list-item>
                                      <text:p text:style-name="P119"><text:span text:style-name="T20">人類</text:span><text:span text:style-name="T13">個體 對 德 的 </text:span><text:span text:style-name="T18">條件、指標、閥值 是，</text:span><text:span text:style-name="T13">不攻擊 其他正常細胞個體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05">該紅血球個體 有機率知道 不到肺部、不搬運氧氣 是 缺德、無德、反德。</text:p>
                                </text:list-item>
                                <text:list-item>
                                  <text:p text:style-name="P205">該紅血球個體 有機率知道 攻擊 其他正常細胞個體 是 缺德、無德、反德。</text:p>
                                </text:list-item>
                                <text:list-item>
                                  <text:p text:style-name="P120"><text:span text:style-name="T13">該紅血球個體 有機率知道 逆流而行 是 缺德、無德、反德。</text:span><text:span text:style-name="T59">（逆天）</text:span></text:p>
                                </text:list-item>
                                <text:list-item>
                                  <text:p text:style-name="P206">缺德、無德、反德 的 細胞個體 有機率，被 T細胞個體、人類個體 殲滅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1"><text:span text:style-name="T13">假定，該&lt;?2&gt;個體 不知道 某一特定個體 對 德，有 什麼樣的 </text:span><text:span text:style-name="T18">條件、指標、閥值</text:span><text:span text:style-name="T13">。</text:span></text:p>
                      <text:list>
                        <text:list-item>
                          <text:p text:style-name="P122"><text:span text:style-name="T35">假定，該&lt;?2&gt;個體 不知道 </text:span><text:span text:style-name="T2">&lt;?</text:span><text:span text:style-name="T35">[]&gt;個體 </text:span>對 德，有 什麼樣的 <text:span text:style-name="T67">條件、指標、閥值</text:span>。</text:p>
                          <text:list>
                            <text:list-item>
                              <text:p text:style-name="P207">該&lt;?2&gt;個體 非監督式學習 <text:span text:style-name="T81">&lt;?</text:span>[]&gt;個體 <text:span text:style-name="T50">對 德，有 什麼樣的 </text:span><text:span text:style-name="T51">條件、指標、閥值</text:span><text:span text:style-name="T50">。</text:span></text:p>
                            </text:list-item>
                            <text:list-item>
                              <text:p text:style-name="P208">該&lt;?2&gt;個體 做出，對於 &lt;_?<text:span text:style-name="T82">3_&gt;</text:span>個體 來說，有 德 的 行動。</text:p>
                            </text:list-item>
                          </text:list>
                        </text:list-item>
                        <text:list-item>
                          <text:p text:style-name="P123"><text:span text:style-name="T35">假定，該&lt;?2&gt;個體 不知道 &lt;_?</text:span><text:span text:style-name="T36">3_&gt;</text:span><text:span text:style-name="T35">個體 </text:span>對 德，有 什麼樣的 <text:span text:style-name="T67">條件、指標、閥值</text:span>。</text:p>
                          <text:list>
                            <text:list-item>
                              <text:p text:style-name="P209"><text:span text:style-name="T50">該</text:span>&lt;?2&gt;<text:span text:style-name="T50">個體 非監督式學習</text:span><text:span text:style-name="T21"> </text:span>&lt;_?<text:span text:style-name="T82">3_&gt;</text:span><text:span text:style-name="T50">個體 對 德，有 什麼樣的 </text:span><text:span text:style-name="T51">條件、指標、閥值</text:span><text:span text:style-name="T50">。</text:span></text:p>
                            </text:list-item>
                            <text:list-item>
                              <text:p text:style-name="P208">該&lt;?2&gt;個體 做出，對於 銀河系個體 來說，有 德 的 行動。</text:p>
                            </text:list-item>
                          </text:list>
                        </text:list-item>
                        <text:list-item>
                          <text:p text:style-name="P124"><text:span text:style-name="T35">假定，該&lt;?2&gt;個體 不知道 銀河系個體 </text:span>對 德，有 什麼樣的 <text:span text:style-name="T67">條件、指標、閥值</text:span>。</text:p>
                          <text:list>
                            <text:list-item>
                              <text:p text:style-name="P210"><text:span text:style-name="T50">該</text:span>&lt;?2&gt;<text:span text:style-name="T50">個體 非監督式學習</text:span><text:span text:style-name="T21"> 銀河系</text:span><text:span text:style-name="T50">個體 對 德，有 什麼樣的 </text:span><text:span text:style-name="T51">條件、指標、閥值</text:span><text:span text:style-name="T50">。</text:span></text:p>
                            </text:list-item>
                            <text:list-item>
                              <text:p text:style-name="P211">該&lt;?2&gt;個體 做出，對於 太陽系個體 來說，有 德 的 行動。</text:p>
                            </text:list-item>
                          </text:list>
                        </text:list-item>
                        <text:list-item>
                          <text:p text:style-name="P125"><text:span text:style-name="T35">假定，該&lt;?2&gt;個體 不知道 太陽系個體 </text:span>對 德，有 什麼樣的 <text:span text:style-name="T67">條件、指標、閥值</text:span>。</text:p>
                          <text:list>
                            <text:list-item>
                              <text:p text:style-name="P210"><text:span text:style-name="T50">該</text:span>&lt;?2&gt;<text:span text:style-name="T50">個體 非監督式學習</text:span><text:span text:style-name="T21"> 太陽系</text:span><text:span text:style-name="T50">個體 對 德，有 什麼樣的 </text:span><text:span text:style-name="T51">條件、指標、閥值</text:span><text:span text:style-name="T50">。</text:span></text:p>
                            </text:list-item>
                            <text:list-item>
                              <text:p text:style-name="P211">該&lt;?2&gt;個體 做出，對於 地球個體 來說，有 德 的 行動。</text:p>
                            </text:list-item>
                          </text:list>
                        </text:list-item>
                        <text:list-item>
                          <text:p text:style-name="P125"><text:span text:style-name="T35">假定，該&lt;?2&gt;個體 不知道 地球個體 </text:span>對 德，有 什麼樣的 <text:span text:style-name="T67">條件、指標、閥值</text:span>。</text:p>
                          <text:list>
                            <text:list-item>
                              <text:p text:style-name="P212"><text:span text:style-name="T50">該</text:span>&lt;?2&gt;<text:span text:style-name="T50">個體 非監督式學習</text:span><text:span text:style-name="T21"> 地球</text:span><text:span text:style-name="T50">個體 對 德，有 什麼樣的 </text:span><text:span text:style-name="T51">條件、指標、閥值</text:span><text:span text:style-name="T50">。</text:span></text:p>
                            </text:list-item>
                            <text:list-item>
                              <text:p text:style-name="P211">該&lt;?2&gt;個體 做出，對於 生態圈個體 來說，有 德 的 行動。</text:p>
                              <text:list>
                                <text:list-item>
                                  <text:p text:style-name="P213">生態圈 是 該&lt;?2&gt;個體 存在、生存、生活 的 生態圈。</text:p>
                                  <text:list>
                                    <text:list-item>
                                      <text:p text:style-name="P213">明顯例子，深海魚類個體 存在、生存、生活 的 海洋生態圈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6"><text:span text:style-name="T35">假定，該&lt;?2&gt;個體 不知道 生態圈個體 </text:span>對 德，有 什麼樣的 <text:span text:style-name="T67">條件、指標、閥值</text:span>。</text:p>
                          <text:list>
                            <text:list-item>
                              <text:p text:style-name="P212"><text:span text:style-name="T50">該</text:span>&lt;?2&gt;<text:span text:style-name="T50">個體 非監督式學習</text:span><text:span text:style-name="T21"> 生態圈</text:span><text:span text:style-name="T50">個體 對 德，有 什麼樣的 </text:span><text:span text:style-name="T51">條件、指標、閥值</text:span><text:span text:style-name="T50">。</text:span></text:p>
                            </text:list-item>
                            <text:list-item>
                              <text:p text:style-name="P211">該&lt;?2&gt;個體 做出，對於 文明個體 來說，有 德 的 行動。</text:p>
                              <text:list>
                                <text:list-item>
                                  <text:p text:style-name="P214">文明個體 是 該&lt;?2&gt;個體 存在、生存、生存 的 文明。</text:p>
                                  <text:list>
                                    <text:list-item>
                                      <text:p text:style-name="P215">明顯例子，地球文明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7"><text:span text:style-name="T35">假定，該&lt;?2&gt;個體 不知道 文明個體 </text:span>對 德，有 什麼樣的 <text:span text:style-name="T67">條件、指標、閥值</text:span>。</text:p>
                          <text:list>
                            <text:list-item>
                              <text:p text:style-name="P212"><text:span text:style-name="T50">該</text:span>&lt;?2&gt;<text:span text:style-name="T50">個體 非監督式學習</text:span><text:span text:style-name="T21"> 文明</text:span><text:span text:style-name="T50">個體 對 德，有 什麼樣的 </text:span><text:span text:style-name="T51">條件、指標、閥值</text:span><text:span text:style-name="T50">。</text:span></text:p>
                            </text:list-item>
                            <text:list-item>
                              <text:p text:style-name="P211">該&lt;?2&gt;個體 做出，對於 群體個體 來說，有 德 的 行動。</text:p>
                              <text:list>
                                <text:list-item>
                                  <text:p text:style-name="P215">群體個體 是 該&lt;?2&gt;個體 存在、生存、生存 的 群體。</text:p>
                                  <text:list>
                                    <text:list-item>
                                      <text:p text:style-name="P216">明顯例子，村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8"><text:span text:style-name="T35">假定，該&lt;?2&gt;個體 不知道 群體個體 </text:span>對 德，有 什麼樣的 <text:span text:style-name="T67">條件、指標、閥值</text:span>。</text:p>
                          <text:list>
                            <text:list-item>
                              <text:p text:style-name="P212"><text:span text:style-name="T50">該</text:span>&lt;?2&gt;<text:span text:style-name="T50">個體 非監督式學習</text:span><text:span text:style-name="T21"> 群體</text:span><text:span text:style-name="T50">個體 對 德，有 什麼樣的 </text:span><text:span text:style-name="T51">條件、指標、閥值</text:span><text:span text:style-name="T50">。</text:span></text:p>
                            </text:list-item>
                            <text:list-item>
                              <text:p text:style-name="P211">該&lt;?2&gt;個體 做出，對於 生活圈個體 來說，有 德 的 行動。</text:p>
                              <text:list>
                                <text:list-item>
                                  <text:p text:style-name="P217">生活圈個體 是 該&lt;?2&gt;個體 存在、生存、生存 的 生活圈。</text:p>
                                  <text:list>
                                    <text:list-item>
                                      <text:p text:style-name="P218">明顯例子，家庭、周遭鄰居、摯愛伴侶、親朋好友、長輩、同輩、後輩。</text:p>
                                      <text:list>
                                        <text:list-item>
                                          <text:p text:style-name="P219">家庭 的 明顯例子，<text:span text:style-name="T83">原生家庭、伴侶家庭、精神家庭、意識層家庭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9">假定，生活圈個體 是 癌化環境，遠離。</text:p>
                                    </text:list-item>
                                    <text:list-item>
                                      <text:p text:style-name="P219">假定，生活圈個體 是 優良環境，定居。</text:p>
                                      <text:list>
                                        <text:list-item>
                                          <text:p text:style-name="P246">（內容 在 <text:span text:style-name="T69">修練</text:span> 文件的 <text:span text:style-name="T69">修煉</text:span> 的 <text:span text:style-name="T69">反孕育 極端容易受到 環境影響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9"><text:span text:style-name="T35">假定，該&lt;?2&gt;個體 不知道 生活圈個體 </text:span>對 德，有 什麼樣的 <text:span text:style-name="T67">條件、指標、閥值</text:span>。</text:p>
                          <text:list>
                            <text:list-item>
                              <text:p text:style-name="P220"><text:span text:style-name="T50">該</text:span>&lt;?2&gt;<text:span text:style-name="T50">個體 非監督式學習</text:span><text:span text:style-name="T21"> 生活圈</text:span><text:span text:style-name="T50">個體 對 德，有 什麼樣的 </text:span><text:span text:style-name="T51">條件、指標、閥值</text:span><text:span text:style-name="T50">。</text:span></text:p>
                            </text:list-item>
                            <text:list-item>
                              <text:p text:style-name="P130"><text:span text:style-name="T13">該&lt;?2&gt;個體 做出，對於 該&lt;?</text:span><text:span text:style-name="T15">2&gt;</text:span><text:span text:style-name="T13">個體（自己）來說，有 德 的 行動。</text:span></text:p>
                            </text:list-item>
                          </text:list>
                        </text:list-item>
                        <text:list-item>
                          <text:p text:style-name="P131"><text:span text:style-name="T13">被上提的 機率，&lt;?</text:span><text:span text:style-name="T16">[]&gt;個體認定的德 &gt; &lt;_?</text:span><text:span text:style-name="T17">3_&gt;個體</text:span><text:span text:style-name="T16">認定的德</text:span><text:span text:style-name="T17"> &gt; 銀河系個體</text:span><text:span text:style-name="T16">認定的德</text:span><text:span text:style-name="T17"> &gt; 太陽系個體</text:span><text:span text:style-name="T16">認定的德</text:span><text:span text:style-name="T17"> &gt; 地球個體</text:span><text:span text:style-name="T16">認定的德</text:span><text:span text:style-name="T17"> &gt; 生態圈個體</text:span><text:span text:style-name="T16">認定的德</text:span><text:span text:style-name="T17">。</text:span></text:p>
                        </text:list-item>
                        <text:list-item>
                          <text:p text:style-name="P131"><text:span text:style-name="T35">被殲滅的 機率，&lt;?</text:span><text:span text:style-name="T37">[]&gt;個體認定的缺德 &gt; &lt;_?</text:span><text:span text:style-name="T38">3_&gt;個體</text:span><text:span text:style-name="T37">認定的缺德</text:span><text:span text:style-name="T38"> &gt; 銀河系個體</text:span><text:span text:style-name="T37">認定的缺德</text:span><text:span text:style-name="T38"> &gt; 太陽系個體</text:span><text:span text:style-name="T37">認定的缺德</text:span><text:span text:style-name="T38"> &gt; 地球個體</text:span><text:span text:style-name="T37">認定的缺德</text:span><text:span text:style-name="T38"> &gt; 生態圈個體</text:span><text:span text:style-name="T37">認定的缺德</text:span><text:span text:style-name="T38">。</text:span></text:p>
                        </text:list-item>
                        <text:list-item>
                          <text:p text:style-name="P132"><text:span text:style-name="T38">德 的 </text:span><text:span text:style-name="T67">條件、指標、閥值，不是 剛體。</text:span></text:p>
                          <text:list>
                            <text:list-item>
                              <text:p text:style-name="P133"><text:span text:style-name="T35">該&lt;?2&gt;個體 要 定期、不定期、週期性 非監督式學習、更新、校正，&lt;?</text:span><text:span text:style-name="T37">[]&gt;個體、&lt;_?</text:span><text:span text:style-name="T38">3_&gt;個體、銀河系個體、太陽系個體、地球個體、生態圈個體 認定的 德、缺德、無德、反德</text:span>，有 什麼樣的 <text:span text:style-name="T67">條件、指標、閥值</text:span><text:span text:style-name="T38">。</text:span></text:p>
                              <text:list>
                                <text:list-item>
                                  <text:p text:style-name="P221">明顯例子，假定，某一特定脂肪個體 存在、生存 在 某一特定人類個體。</text:p>
                                  <text:list>
                                    <text:list-item>
                                      <text:p text:style-name="P221">假定，該人類個體 在 寒冷地區，該脂肪個體 囤積油脂 是 德。</text:p>
                                    </text:list-item>
                                    <text:list-item>
                                      <text:p text:style-name="P222">假定，該人類個體 在 炎熱地區，該脂肪個體 囤積油脂 是 缺德、無德。</text:p>
                                    </text:list-item>
                                    <text:list-item>
                                      <text:p text:style-name="P222">該人類個體 有機率往返 寒冷地區、炎熱地區。</text:p>
                                      <text:list>
                                        <text:list-item>
                                          <text:p text:style-name="P222">明顯例子，民航機的機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52:33.717000000</dc:date>
    <meta:editing-duration>P11DT7H59M54S</meta:editing-duration>
    <meta:editing-cycles>7765</meta:editing-cycles>
    <meta:document-statistic meta:table-count="0" meta:image-count="0" meta:object-count="0" meta:page-count="1" meta:paragraph-count="462" meta:word-count="10640" meta:character-count="13378" meta:non-whitespace-character-count="11740"/>
  </office:meta>
</office:document-meta>
</file>